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alibri" svg:font-family="Calibri"/>
    <style:font-face style:name="Cambria" svg:font-family="Cambria"/>
    <style:font-face style:name="Verdana" svg:font-family="Verdana"/>
    <style:font-face style:name="Verdana1" svg:font-family="Verdana1"/>
    <style:font-face style:name="Verdana21" svg:font-family="Verdana2"/>
    <style:font-face style:name="Verdana3" svg:font-family="Verdana" style:font-family-generic="swiss"/>
    <style:font-face style:name="Arial" svg:font-family="Arial" style:font-family-generic="swiss" style:font-pitch="variable"/>
    <style:font-face style:name="Verdana2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3.891cm"/>
    </style:style>
    <style:style style:name="co11" style:family="table-column">
      <style:table-column-properties fo:break-before="auto" style:column-width="10.811cm"/>
    </style:style>
    <style:style style:name="co12" style:family="table-column">
      <style:table-column-properties fo:break-before="auto" style:column-width="2.267cm"/>
    </style:style>
    <style:style style:name="co13" style:family="table-column">
      <style:table-column-properties fo:break-before="auto" style:column-width="1.859cm"/>
    </style:style>
    <style:style style:name="co16" style:family="table-column">
      <style:table-column-properties fo:break-before="auto" style:column-width="1.221cm"/>
    </style:style>
    <style:style style:name="co20" style:family="table-column">
      <style:table-column-properties fo:break-before="auto" style:column-width="2.29cm"/>
    </style:style>
    <style:style style:name="co24" style:family="table-column">
      <style:table-column-properties fo:break-before="auto" style:column-width="1.755cm"/>
    </style:style>
    <style:style style:name="co25" style:family="table-column">
      <style:table-column-properties fo:break-before="auto" style:column-width="10.617cm"/>
    </style:style>
    <style:style style:name="co26" style:family="table-column">
      <style:table-column-properties fo:break-before="auto" style:column-width="3.348cm"/>
    </style:style>
    <style:style style:name="co15" style:family="table-column">
      <style:table-column-properties fo:break-before="auto" style:column-width="3.36cm"/>
    </style:style>
    <style:style style:name="co22" style:family="table-column">
      <style:table-column-properties fo:break-before="auto" style:column-width="17.141cm"/>
    </style:style>
    <style:style style:name="co23" style:family="table-column">
      <style:table-column-properties fo:break-before="auto" style:column-width="6.668cm"/>
    </style:style>
    <style:style style:name="co21" style:family="table-column">
      <style:table-column-properties fo:break-before="auto" style:column-width="11.748cm"/>
    </style:style>
    <style:style style:name="co14" style:family="table-column">
      <style:table-column-properties fo:break-before="auto" style:column-width="2.461cm"/>
    </style:style>
    <style:style style:name="co17" style:family="table-column">
      <style:table-column-properties fo:break-before="auto" style:column-width="3.175cm"/>
    </style:style>
    <style:style style:name="co18" style:family="table-column">
      <style:table-column-properties fo:break-before="auto" style:column-width="6.523cm"/>
    </style:style>
    <style:style style:name="co19" style:family="table-column">
      <style:table-column-properties fo:break-before="auto" style:column-width="2.328cm"/>
    </style:style>
    <style:style style:name="co31" style:family="table-column">
      <style:table-column-properties fo:break-before="auto" style:column-width="23.581cm"/>
    </style:style>
    <style:style style:name="co32" style:family="table-column">
      <style:table-column-properties fo:break-before="auto" style:column-width="14.076cm"/>
    </style:style>
    <style:style style:name="ro5" style:family="table-row">
      <style:table-row-properties style:row-height="0.995cm" fo:break-before="auto" style:use-optimal-row-height="true"/>
    </style:style>
    <style:style style:name="ro7" style:family="table-row">
      <style:table-row-properties style:row-height="1.469cm" fo:break-before="auto" style:use-optimal-row-height="true"/>
    </style:style>
    <style:style style:name="ro10" style:family="table-row">
      <style:table-row-properties style:row-height="1.901cm" fo:break-before="auto" style:use-optimal-row-height="false"/>
    </style:style>
    <style:style style:name="ro8" style:family="table-row">
      <style:table-row-properties style:row-height="0.455cm" fo:break-before="auto" style:use-optimal-row-height="true"/>
    </style:style>
    <style:style style:name="ro9" style:family="table-row">
      <style:table-row-properties style:row-height="0.519cm" fo:break-before="auto" style:use-optimal-row-height="true"/>
    </style:style>
    <style:style style:name="ro21" style:family="table-row">
      <style:table-row-properties style:row-height="0.519cm" fo:break-before="auto" style:use-optimal-row-height="true"/>
    </style:style>
    <style:style style:name="ro6" style:family="table-row">
      <style:table-row-properties style:row-height="0.455cm" fo:break-before="auto" style:use-optimal-row-height="true"/>
    </style:style>
    <style:style style:name="ro13" style:family="table-row">
      <style:table-row-properties style:row-height="4.318cm" fo:break-before="auto" style:use-optimal-row-height="true"/>
    </style:style>
    <style:style style:name="ro14" style:family="table-row">
      <style:table-row-properties style:row-height="2.418cm" fo:break-before="auto" style:use-optimal-row-height="true"/>
    </style:style>
    <style:style style:name="ro15" style:family="table-row">
      <style:table-row-properties style:row-height="1.944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0" style:family="table-cell" style:parent-style-name="Default" style:data-style-name="N0"/>
    <style:style style:name="ce15" style:family="table-cell" style:parent-style-name="Default"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style:use-window-font-color="true" fo:language="en" fo:country="US" style:language-asian="en" style:country-asian="US" style:font-size-complex="6.25pt" style:language-complex="en" style:country-complex="US"/>
    </style:style>
    <style:style style:name="ce44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font-name="Verdana2" fo:font-size="11pt" fo:font-weight="bold" style:font-name-asian="Verdana" style:font-size-asian="11pt" style:font-weight-asian="bold" style:font-name-complex="Verdana" style:font-size-complex="11pt" style:font-weight-complex="bold"/>
    </style:style>
    <style:style style:name="ce45" style:family="table-cell" style:parent-style-name="Default" style:data-style-name="N0">
      <style:table-cell-properties style:vertical-align="top"/>
    </style:style>
    <style:style style:name="ce46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/>
    </style:style>
    <style:style style:name="ce47" style:family="table-cell" style:parent-style-name="Default" style:data-style-name="N0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style:use-window-font-color="true" style:font-name="Verdana2" fo:font-size="11pt" fo:font-weight="bold" style:font-name-asian="Verdana" style:font-size-asian="11pt" style:font-weight-asian="bold" style:font-name-complex="Verdana" style:font-size-complex="11pt" style:font-weight-complex="bold"/>
    </style:style>
    <style:style style:name="ce48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/>
    </style:style>
    <style:style style:name="ce4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font-name="Verdana2" fo:font-size="11pt" style:font-size-asian="11pt" style:font-size-complex="11pt"/>
    </style:style>
    <style:style style:name="ce6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font-name="Verdana2" fo:font-size="11pt" style:font-size-asian="11pt" style:font-size-complex="11pt"/>
    </style:style>
    <style:style style:name="ce13" style:family="table-cell" style:parent-style-name="Default" style:data-style-name="N0">
      <style:table-cell-properties style:vertical-align="top"/>
      <style:text-properties style:font-name="Verdana1" fo:font-size="10pt" fo:font-weight="bold" style:font-name-asian="Verdana1" style:font-size-asian="10pt" style:font-weight-asian="bold" style:font-name-complex="Verdana1" style:font-size-complex="10pt" style:font-weight-complex="bold"/>
    </style:style>
    <style:style style:name="ce14" style:family="table-cell" style:parent-style-name="Default" style:data-style-name="N0">
      <style:table-cell-properties style:vertical-align="top"/>
      <style:text-properties style:font-name="Verdana1" fo:font-size="10pt" style:font-name-asian="Verdana1" style:font-size-asian="10pt" style:font-name-complex="Verdana1" style:font-size-complex="10pt"/>
    </style:style>
    <style:style style:name="ce16" style:family="table-cell" style:parent-style-name="Default" style:data-style-name="N0">
      <style:text-properties style:font-name="Verdana1" fo:font-size="10pt" style:font-name-asian="Verdana1" style:font-size-asian="10pt" style:font-name-complex="Verdana1" style:font-size-complex="10pt"/>
    </style:style>
    <style:style style:name="ce18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font-name="Verdana2" fo:font-size="11pt" style:font-name-asian="Verdana" style:font-size-asian="11pt" style:font-name-complex="Verdana" style:font-size-complex="11pt"/>
    </style:style>
    <style:style style:name="ce20" style:family="table-cell" style:parent-style-name="Default" style:data-style-name="N0">
      <style:table-cell-properties fo:wrap-option="wrap" style:vertical-align="top"/>
      <style:text-properties style:font-name="Verdana1" fo:font-size="10pt" fo:font-weight="bold" style:font-name-asian="Verdana1" style:font-size-asian="10pt" style:font-weight-asian="bold" style:font-name-complex="Verdana1" style:font-size-complex="10pt" style:font-weight-complex="bold"/>
    </style:style>
    <style:style style:name="ce24" style:family="table-cell" style:parent-style-name="Default" style:data-style-name="N0">
      <style:table-cell-properties fo:wrap-option="wrap" style:vertical-align="top"/>
      <style:text-properties style:font-name="Verdana1" fo:font-size="10pt" style:font-name-asian="Verdana1" style:font-size-asian="10pt" style:font-name-complex="Verdana1" style:font-size-complex="10pt"/>
    </style:style>
    <style:style style:name="ce25" style:family="table-cell" style:parent-style-name="Default" style:data-style-name="N0">
      <style:table-cell-properties fo:wrap-option="wrap" style:vertical-align="automatic"/>
      <style:text-properties style:font-name="Verdana1" fo:font-size="10pt" style:font-name-asian="Verdana1" style:font-size-asian="10pt" style:font-name-complex="Verdana1" style:font-size-complex="10pt"/>
    </style:style>
    <style:style style:name="ce27" style:family="table-cell" style:parent-style-name="Default" style:data-style-name="N0">
      <style:table-cell-properties style:text-align-source="fix" style:repeat-content="false" fo:wrap-option="no-wrap" style:vertical-align="top"/>
      <style:paragraph-properties fo:text-align="start" fo:margin-left="0cm"/>
      <style:text-properties style:use-window-font-color="true" style:font-name="Verdana2" fo:font-size="11pt" style:font-size-asian="11pt" style:font-size-complex="11pt"/>
    </style:style>
    <style:style style:name="ce28" style:family="table-cell" style:parent-style-name="Default">
      <style:table-cell-properties fo:wrap-option="no-wrap"/>
      <style:text-properties style:font-name="Verdana2"/>
    </style:style>
    <style:style style:name="ce29" style:family="table-cell" style:parent-style-name="Default" style:data-style-name="N0">
      <style:table-cell-properties fo:wrap-option="wrap"/>
      <style:text-properties style:font-name="Verdana2"/>
    </style:style>
    <style:style style:name="ce30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font-name="Verdana2" fo:font-size="11pt" fo:language="en" fo:country="US" style:font-size-asian="11pt" style:language-asian="en" style:country-asian="US" style:font-size-complex="11pt" style:language-complex="en" style:country-complex="US"/>
    </style:style>
    <style:style style:name="ce31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font-name="Verdana2" fo:font-size="11pt" fo:language="en" fo:country="US" style:font-name-asian="Verdana3" style:font-size-asian="11pt" style:language-asian="en" style:country-asian="US" style:font-name-complex="Verdana3" style:font-size-complex="11pt" style:language-complex="en" style:country-complex="US"/>
    </style:style>
    <style:style style:name="ce32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fo:color="#000000" style:font-name="Verdana2" fo:font-size="11pt" style:font-name-asian="Verdana" style:font-size-asian="11pt" style:font-name-complex="Verdana" style:font-size-complex="11pt"/>
    </style:style>
    <style:style style:name="ce33" style:family="table-cell" style:parent-style-name="Default" style:data-style-name="N0">
      <style:table-cell-properties fo:wrap-option="wrap" style:vertical-align="top"/>
      <style:text-properties style:font-name="Verdana2" fo:font-size="10pt" style:font-size-asian="10pt" style:font-size-complex="10pt"/>
    </style:style>
    <style:style style:name="ce34" style:family="table-cell" style:parent-style-name="Default" style:data-style-name="N0">
      <style:table-cell-properties fo:wrap-option="wrap" style:vertical-align="top"/>
      <style:text-properties style:use-window-font-color="true" style:font-name="Verdana2" fo:font-size="11pt" fo:language="en" fo:country="US" style:font-name-asian="Verdana21" style:font-size-asian="11pt" style:language-asian="en" style:country-asian="US" style:font-name-complex="Verdana21" style:font-size-complex="11pt" style:language-complex="en" style:country-complex="US"/>
    </style:style>
    <style:style style:name="ce35" style:family="table-cell" style:parent-style-name="Default" style:data-style-name="N0">
      <style:table-cell-properties fo:wrap-option="wrap"/>
      <style:text-properties style:use-window-font-color="true" style:font-name="Verdana2"/>
    </style:style>
    <style:style style:name="ce36" style:family="table-cell" style:parent-style-name="Default" style:data-style-name="N0">
      <style:table-cell-properties fo:wrap-option="wrap"/>
      <style:text-properties style:font-name="Verdana2" fo:language="en" fo:country="US" style:language-asian="en" style:country-asian="US" style:language-complex="en" style:country-complex="US"/>
    </style:style>
    <style:style style:name="ce37" style:family="table-cell" style:parent-style-name="Default" style:data-style-name="N0">
      <style:table-cell-properties fo:wrap-option="wrap"/>
      <style:text-properties style:font-name="Verdana2" fo:font-size="11pt" fo:language="en" fo:country="US" style:font-size-asian="11pt" style:language-asian="en" style:country-asian="US" style:font-size-complex="11pt" style:language-complex="en" style:country-complex="US"/>
    </style:style>
    <style:style style:name="ce42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43" style:family="table-cell" style:parent-style-name="Default" style:data-style-name="N0">
      <style:text-properties fo:color="#c41a16"/>
    </style:style>
    <style:style style:name="ce40" style:family="table-cell" style:parent-style-name="Default">
      <style:table-cell-properties fo:wrap-option="wrap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wrap-option="wrap"/>
      <style:text-properties style:font-name="Verdana2"/>
    </style:style>
    <style:style style:name="ce50" style:family="table-cell" style:parent-style-name="Default" style:data-style-name="N0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style:use-window-font-color="true" style:font-name="Verdana2" fo:font-size="11pt" style:font-size-asian="11pt" style:font-size-complex="11pt"/>
    </style:style>
    <style:style style:name="ce51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font-name="Verdana2" fo:font-size="11pt" fo:font-weight="normal" style:font-size-asian="11pt" style:font-weight-asian="normal" style:font-size-complex="11pt" style:font-weight-complex="normal"/>
    </style:style>
    <style:style style:name="ce52" style:family="table-cell" style:parent-style-name="Default" style:data-style-name="N0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style:use-window-font-color="true" style:font-name="Verdana2" fo:font-size="11pt" fo:font-weight="normal" style:font-size-asian="11pt" style:font-weight-asian="normal" style:font-size-complex="11pt" style:font-weight-complex="normal"/>
    </style:style>
    <style:style style:name="ce53" style:family="table-cell" style:parent-style-name="Default" style:data-style-name="N0">
      <style:table-cell-properties style:vertical-align="top"/>
      <style:text-properties fo:color="#ff0000" style:font-name="Verdana1" fo:font-size="10pt" style:font-name-asian="Verdana1" style:font-size-asian="10pt" style:font-name-complex="Verdana1" style:font-size-complex="10pt"/>
    </style:style>
    <style:style style:name="T1" style:family="text">
      <style:text-properties style:text-outline="false" style:text-line-through-style="none" style:font-name="Verdana2" fo:font-size="11pt" fo:font-style="normal" fo:text-shadow="none" style:text-underline-style="none" fo:font-weight="normal" style:font-name-asian="Verdana2" style:font-size-asian="11pt" style:font-style-asian="normal" style:font-weight-asian="normal" style:font-name-complex="Verdana2" style:font-size-complex="6.30000019073486pt" style:font-style-complex="normal" style:font-weight-complex="normal" style:text-emphasize="none" style:text-overline-style="none" style:text-overline-color="font-color"/>
    </style:style>
    <style:style style:name="T2" style:family="text">
      <style:text-properties style:text-outline="false" style:text-line-through-style="none" style:font-name="Verdana3" fo:font-size="11pt" fo:font-style="normal" fo:text-shadow="none" style:text-underline-style="none" fo:font-weight="normal" style:font-name-asian="Verdana3" style:font-size-asian="11pt" style:font-style-asian="normal" style:font-weight-asian="normal" style:font-name-complex="Verdana3" style:font-size-complex="6.30000019073486pt" style:font-style-complex="normal" style:font-weight-complex="normal" style:text-emphasize="none" style:text-overline-style="none" style:text-overline-color="font-color"/>
    </style:style>
  </office:automatic-styles>
  <office:body>
    <office:spreadsheet>
      <table:calculation-settings table:case-sensitive="false" table:search-criteria-must-apply-to-whole-cell="false">
        <table:null-date table:date-value="1904-01-01"/>
      </table:calculation-settings>
      <table:table table:name="abstract" table:style-name="ta1">
        <table:table-column table:style-name="co5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2" table:number-columns-repeated="1012" table:default-cell-style-name="Default"/>
        <table:table-row table:style-name="ro5">
          <table:table-cell table:style-name="ce44" office:value-type="string">
            <text:p>RuleID</text:p>
          </table:table-cell>
          <table:table-cell table:style-name="ce15" office:value-type="string">
            <text:p>rulenote</text:p>
          </table:table-cell>
          <table:table-cell table:style-name="ce44" office:value-type="string">
            <text:p>target</text:p>
          </table:table-cell>
          <table:table-cell table:style-name="ce44" office:value-type="string">
            <text:p>errorlevel</text:p>
          </table:table-cell>
          <table:table-cell table:style-name="ce44" office:value-type="string">
            <text:p>source</text:p>
          </table:table-cell>
          <table:table-cell table:style-name="ce44" office:value-type="string">
            <text:p>ReqID</text:p>
          </table:table-cell>
          <table:table-cell table:style-name="ce44" office:value-type="string">
            <text:p>group</text:p>
          </table:table-cell>
          <table:table-cell table:style-name="ce44" office:value-type="string">
            <text:p>type</text:p>
          </table:table-cell>
          <table:table-cell table:style-name="ce44" office:value-type="string">
            <text:p>status</text:p>
          </table:table-cell>
          <table:table-cell table:style-name="ce47" office:value-type="string">
            <text:p>comment</text:p>
          </table:table-cell>
          <table:table-cell table:style-name="ce44" office:value-type="string">
            <text:p>resolution</text:p>
          </table:table-cell>
          <table:table-cell/>
          <table:table-cell table:style-name="ce44" table:number-columns-repeated="1007"/>
          <table:table-cell table:style-name="ce49" table:number-columns-repeated="4"/>
        </table:table-row>
        <table:table-row table:style-name="ro7">
          <table:table-cell table:style-name="ce6" office:value-type="string">
            <text:p>BII2-T14-R025</text:p>
          </table:table-cell>
          <table:table-cell table:style-name="ce15" office:value-type="string">
            <text:p>Each document level allowance or charge details MUST have an allowance and charge reason text</text:p>
          </table:table-cell>
          <table:table-cell table:style-name="ce6" office:value-type="string">
            <text:p>Allowance Charg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17</text:p>
          </table:table-cell>
          <table:table-cell table:style-name="ce6" office:value-type="string">
            <text:p>allowance and charge rules</text:p>
          </table:table-cell>
          <table:table-cell table:style-name="ce6" office:value-type="string">
            <text:p>integrity constraint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7">
          <table:table-cell table:style-name="ce6" office:value-type="string">
            <text:p>BII2-T14-R043</text:p>
          </table:table-cell>
          <table:table-cell table:style-name="ce15" office:value-type="string">
            <text:p>Document level allowances and charges details MUST have allowance and charge VAT category if the credit note has a VAT total amount</text:p>
          </table:table-cell>
          <table:table-cell table:style-name="ce6" office:value-type="string">
            <text:p>Allowance Charg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17</text:p>
          </table:table-cell>
          <table:table-cell table:style-name="ce6" office:value-type="string">
            <text:p>allowance and charge rules</text:p>
          </table:table-cell>
          <table:table-cell table:style-name="ce6" office:value-type="string">
            <text:p>condition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5">
          <table:table-cell table:style-name="ce6" office:value-type="string">
            <text:p>BII2-T14-R001</text:p>
          </table:table-cell>
          <table:table-cell table:style-name="ce15" office:value-type="string">
            <text:p>A credit note MUST have a customization identifier</text:p>
          </table:table-cell>
          <table:table-cell table:style-name="ce6" office:value-type="string">
            <text:p>Credit Not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00-002</text:p>
          </table:table-cell>
          <table:table-cell table:style-name="ce6" office:value-type="string">
            <text:p>general rules</text:p>
          </table:table-cell>
          <table:table-cell table:style-name="ce6" office:value-type="string">
            <text:p>integrity constraint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5">
          <table:table-cell table:style-name="ce6" office:value-type="string">
            <text:p>BII2-T14-R002</text:p>
          </table:table-cell>
          <table:table-cell table:style-name="ce15" office:value-type="string">
            <text:p>A credit note MUST have a business process identifier</text:p>
          </table:table-cell>
          <table:table-cell table:style-name="ce6" office:value-type="string">
            <text:p>Credit Not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00-001</text:p>
          </table:table-cell>
          <table:table-cell table:style-name="ce6" office:value-type="string">
            <text:p>general rules</text:p>
          </table:table-cell>
          <table:table-cell table:style-name="ce6" office:value-type="string">
            <text:p>integrity constraint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5">
          <table:table-cell table:style-name="ce6" office:value-type="string">
            <text:p>BII2-T14-R003</text:p>
          </table:table-cell>
          <table:table-cell table:style-name="ce15" office:value-type="string">
            <text:p>A credit note MUST have a credit note identifier</text:p>
          </table:table-cell>
          <table:table-cell table:style-name="ce6" office:value-type="string">
            <text:p>Credit Not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24</text:p>
          </table:table-cell>
          <table:table-cell table:style-name="ce6" office:value-type="string">
            <text:p>general rules</text:p>
          </table:table-cell>
          <table:table-cell table:style-name="ce6" office:value-type="string">
            <text:p>integrity constraint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5">
          <table:table-cell table:style-name="ce6" office:value-type="string">
            <text:p>BII2-T14-R004</text:p>
          </table:table-cell>
          <table:table-cell table:style-name="ce15" office:value-type="string">
            <text:p>A credit note MUST have a credit note issue date</text:p>
          </table:table-cell>
          <table:table-cell table:style-name="ce6" office:value-type="string">
            <text:p>Credit Not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24</text:p>
          </table:table-cell>
          <table:table-cell table:style-name="ce6" office:value-type="string">
            <text:p>general rules</text:p>
          </table:table-cell>
          <table:table-cell table:style-name="ce6" office:value-type="string">
            <text:p>integrity constraint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5">
          <table:table-cell table:style-name="ce6" office:value-type="string">
            <text:p>BII2-T14-R005</text:p>
          </table:table-cell>
          <table:table-cell table:style-name="ce15" office:value-type="string">
            <text:p>A credit note MUST specify the currency code for the document</text:p>
          </table:table-cell>
          <table:table-cell table:style-name="ce6" office:value-type="string">
            <text:p>Credit Not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28</text:p>
          </table:table-cell>
          <table:table-cell table:style-name="ce6" office:value-type="string">
            <text:p>general rules</text:p>
          </table:table-cell>
          <table:table-cell table:style-name="ce6" office:value-type="string">
            <text:p>integrity constraint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5">
          <table:table-cell table:style-name="ce6" office:value-type="string">
            <text:p>BII2-T14-R006</text:p>
          </table:table-cell>
          <table:table-cell table:style-name="ce15" office:value-type="string">
            <text:p>A credit note MUST have a seller name and/or a seller identifier</text:p>
          </table:table-cell>
          <table:table-cell table:style-name="ce6" office:value-type="string">
            <text:p>Credit Not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05</text:p>
            <text:p>tbr14-024</text:p>
          </table:table-cell>
          <table:table-cell table:style-name="ce6" office:value-type="string">
            <text:p>general rules</text:p>
          </table:table-cell>
          <table:table-cell table:style-name="ce6" office:value-type="string">
            <text:p>integrity constraint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5">
          <table:table-cell table:style-name="ce6" office:value-type="string">
            <text:p>BII2-T14-R008</text:p>
          </table:table-cell>
          <table:table-cell table:style-name="ce15" office:value-type="string">
            <text:p>A credit note MUST have a buyer name and/or a buyer identifier</text:p>
          </table:table-cell>
          <table:table-cell table:style-name="ce6" office:value-type="string">
            <text:p>Credit Not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05</text:p>
            <text:p>tbr14-024</text:p>
          </table:table-cell>
          <table:table-cell table:style-name="ce6" office:value-type="string">
            <text:p>general rules</text:p>
          </table:table-cell>
          <table:table-cell table:style-name="ce6" office:value-type="string">
            <text:p>integrity constraint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5">
          <table:table-cell table:style-name="ce6" office:value-type="string">
            <text:p>BII2-T14-R010</text:p>
          </table:table-cell>
          <table:table-cell table:style-name="ce15" office:value-type="string">
            <text:p>A credit note MUST have the sum of line amounts</text:p>
          </table:table-cell>
          <table:table-cell table:style-name="ce6" office:value-type="string">
            <text:p>Credit Not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25</text:p>
          </table:table-cell>
          <table:table-cell table:style-name="ce6" office:value-type="string">
            <text:p>general rules</text:p>
          </table:table-cell>
          <table:table-cell table:style-name="ce6" office:value-type="string">
            <text:p>integrity constraint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5">
          <table:table-cell table:style-name="ce6" office:value-type="string">
            <text:p>BII2-T14-R011</text:p>
          </table:table-cell>
          <table:table-cell table:style-name="ce15" office:value-type="string">
            <text:p>A credit note MUST have the credit note total without VAT</text:p>
          </table:table-cell>
          <table:table-cell table:style-name="ce6" office:value-type="string">
            <text:p>Credit Not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25</text:p>
          </table:table-cell>
          <table:table-cell table:style-name="ce6" office:value-type="string">
            <text:p>general rules</text:p>
          </table:table-cell>
          <table:table-cell table:style-name="ce6" office:value-type="string">
            <text:p>integrity constraint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5">
          <table:table-cell table:style-name="ce6" office:value-type="string">
            <text:p>BII2-T14-R012</text:p>
          </table:table-cell>
          <table:table-cell table:style-name="ce15" office:value-type="string">
            <text:p>A credit note MUST have the credit note total with VAT (value of purchase)</text:p>
          </table:table-cell>
          <table:table-cell table:style-name="ce6" office:value-type="string">
            <text:p>Credit Not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26</text:p>
          </table:table-cell>
          <table:table-cell table:style-name="ce6" office:value-type="string">
            <text:p>general rules</text:p>
          </table:table-cell>
          <table:table-cell table:style-name="ce6" office:value-type="string">
            <text:p>integrity constraint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5">
          <table:table-cell table:style-name="ce6" office:value-type="string">
            <text:p>BII2-T14-R013</text:p>
          </table:table-cell>
          <table:table-cell table:style-name="ce15" office:value-type="string">
            <text:p>A credit note MUST have the amount due for payment</text:p>
          </table:table-cell>
          <table:table-cell table:style-name="ce6" office:value-type="string">
            <text:p>Credit Not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26</text:p>
          </table:table-cell>
          <table:table-cell table:style-name="ce6" office:value-type="string">
            <text:p>general rules</text:p>
          </table:table-cell>
          <table:table-cell table:style-name="ce6" office:value-type="string">
            <text:p>integrity constraint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5">
          <table:table-cell table:style-name="ce6" office:value-type="string">
            <text:p>BII2-T14-R014</text:p>
          </table:table-cell>
          <table:table-cell table:style-name="ce15" office:value-type="string">
            <text:p>A credit note MUST have at least one credit note line</text:p>
          </table:table-cell>
          <table:table-cell table:style-name="ce6" office:value-type="string">
            <text:p>Credit Not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24</text:p>
          </table:table-cell>
          <table:table-cell table:style-name="ce6" office:value-type="string">
            <text:p>general rules</text:p>
          </table:table-cell>
          <table:table-cell table:style-name="ce6" office:value-type="string">
            <text:p>integrity constraint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5">
          <table:table-cell table:style-name="ce6" office:value-type="string">
            <text:p>BII2-T14-R015</text:p>
          </table:table-cell>
          <table:table-cell table:style-name="ce15" office:value-type="string">
            <text:p>A credit note MUST specify the VAT total amount, if there are VAT line amounts</text:p>
          </table:table-cell>
          <table:table-cell table:style-name="ce6" office:value-type="string">
            <text:p>Credit Not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24</text:p>
          </table:table-cell>
          <table:table-cell table:style-name="ce6" office:value-type="string">
            <text:p>general rules</text:p>
          </table:table-cell>
          <table:table-cell table:style-name="ce6" office:value-type="string">
            <text:p>integrity constraint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5">
          <table:table-cell table:style-name="ce6" office:value-type="string">
            <text:p>BII2-T14-R026</text:p>
          </table:table-cell>
          <table:table-cell table:style-name="ce15" office:value-type="string">
            <text:p>A credit note MUST contain VAT category details <text:s/>unless VAT total amount is omitted.</text:p>
          </table:table-cell>
          <table:table-cell table:style-name="ce6" office:value-type="string">
            <text:p>Credit Not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24</text:p>
          </table:table-cell>
          <table:table-cell table:style-name="ce45" office:value-type="string">
            <text:p>general rules</text:p>
          </table:table-cell>
          <table:table-cell table:style-name="ce6" office:value-type="string">
            <text:p>integrity constraint</text:p>
          </table:table-cell>
          <table:table-cell table:style-name="ce45" office:value-type="string">
            <text:p>2ok</text:p>
          </table:table-cell>
          <table:table-cell table:style-name="ce48"/>
          <table:table-cell table:style-name="ce45"/>
          <table:table-cell/>
          <table:table-cell table:style-name="ce45" table:number-columns-repeated="245"/>
          <table:table-cell table:style-name="ce10" table:number-columns-repeated="766"/>
        </table:table-row>
        <table:table-row table:style-name="ro5">
          <table:table-cell table:style-name="ce6" office:value-type="string">
            <text:p>BII2-T14-R035</text:p>
          </table:table-cell>
          <table:table-cell table:style-name="ce15" office:value-type="string">
            <text:p>Credit Note total with VAT MUST NOT be negative</text:p>
          </table:table-cell>
          <table:table-cell table:style-name="ce6" office:value-type="string">
            <text:p>Credit Not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14</text:p>
          </table:table-cell>
          <table:table-cell table:style-name="ce6" office:value-type="string">
            <text:p>total rules</text:p>
          </table:table-cell>
          <table:table-cell table:style-name="ce6" office:value-type="string">
            <text:p>fact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5">
          <table:table-cell table:style-name="ce6" office:value-type="string">
            <text:p>BII2-T14-R037</text:p>
          </table:table-cell>
          <table:table-cell table:style-name="ce15" office:value-type="string">
            <text:p>Amount due for payment in a credit note MUST NOT be negative</text:p>
          </table:table-cell>
          <table:table-cell table:style-name="ce6" office:value-type="string">
            <text:p>Credit Not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14</text:p>
          </table:table-cell>
          <table:table-cell table:style-name="ce6" office:value-type="string">
            <text:p>total rules</text:p>
          </table:table-cell>
          <table:table-cell table:style-name="ce6" office:value-type="string">
            <text:p>fact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5">
          <table:table-cell table:style-name="ce6" office:value-type="string">
            <text:p>BII2-T14-R044</text:p>
          </table:table-cell>
          <table:table-cell table:style-name="ce15" office:value-type="string">
            <text:p>A seller VAT identifier MUST be provided if the credit note has a VAT total amount</text:p>
          </table:table-cell>
          <table:table-cell table:style-name="ce6" office:value-type="string">
            <text:p>Credit Not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24</text:p>
          </table:table-cell>
          <table:table-cell table:style-name="ce6" office:value-type="string">
            <text:p>tax rules</text:p>
          </table:table-cell>
          <table:table-cell table:style-name="ce6" office:value-type="string">
            <text:p>condition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5">
          <table:table-cell table:style-name="ce6" office:value-type="string">
            <text:p>BII2-T14-R047</text:p>
          </table:table-cell>
          <table:table-cell table:style-name="ce15" office:value-type="string">
            <text:p>A buyer VAT identifier MUST be present if the VAT category code is reverse VAT</text:p>
          </table:table-cell>
          <table:table-cell table:style-name="ce6" office:value-type="string">
            <text:p>Credit Not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19</text:p>
          </table:table-cell>
          <table:table-cell table:style-name="ce6" office:value-type="string">
            <text:p>tax rules</text:p>
          </table:table-cell>
          <table:table-cell table:style-name="ce6" office:value-type="string">
            <text:p>condition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5">
          <table:table-cell table:style-name="ce6" office:value-type="string">
            <text:p>BII2-T14-R049</text:p>
          </table:table-cell>
          <table:table-cell table:style-name="ce15" office:value-type="string">
            <text:p>The credit note total without VAT MUST be equal to the VAT category taxable amount if the VAT category code is reverse charge</text:p>
          </table:table-cell>
          <table:table-cell table:style-name="ce6" office:value-type="string">
            <text:p>Credit Not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19</text:p>
          </table:table-cell>
          <table:table-cell table:style-name="ce6" office:value-type="string">
            <text:p>tax rules</text:p>
          </table:table-cell>
          <table:table-cell table:style-name="ce6" office:value-type="string">
            <text:p>condition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5">
          <table:table-cell table:style-name="ce6" office:value-type="string">
            <text:p>BII2-T14-R050</text:p>
          </table:table-cell>
          <table:table-cell table:style-name="ce15" office:value-type="string">
            <text:p>The VAT category tax amount MUST be zero <text:s/>if the VAT category code is reverse charge (since there is only one VAT category allowed it follows that the credit note tax total for reverse charge credit notes is zero)</text:p>
          </table:table-cell>
          <table:table-cell table:style-name="ce6" office:value-type="string">
            <text:p>Credit Not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19</text:p>
          </table:table-cell>
          <table:table-cell table:style-name="ce6" office:value-type="string">
            <text:p>tax rules</text:p>
          </table:table-cell>
          <table:table-cell table:style-name="ce6" office:value-type="string">
            <text:p>condition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5">
          <table:table-cell table:style-name="ce6" office:value-type="string">
            <text:p>BII2-T14-R017</text:p>
          </table:table-cell>
          <table:table-cell table:style-name="ce15" office:value-type="string">
            <text:p>Each credit note line MUST have a credit note line identifier</text:p>
          </table:table-cell>
          <table:table-cell table:style-name="ce6" office:value-type="string">
            <text:p>Credit Note Lin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02</text:p>
          </table:table-cell>
          <table:table-cell table:style-name="ce46" office:value-type="string">
            <text:p>credit note line rules</text:p>
          </table:table-cell>
          <table:table-cell table:style-name="ce6" office:value-type="string">
            <text:p>integrity constraint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5">
          <table:table-cell table:style-name="ce6" office:value-type="string">
            <text:p>BII2-T14-R018</text:p>
          </table:table-cell>
          <table:table-cell table:style-name="ce15" office:value-type="string">
            <text:p>Each credit note line MUST have a credit noted quantity</text:p>
          </table:table-cell>
          <table:table-cell table:style-name="ce6" office:value-type="string">
            <text:p>Credit Note Lin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24</text:p>
          </table:table-cell>
          <table:table-cell table:style-name="ce46" office:value-type="string">
            <text:p>credit note line rules</text:p>
          </table:table-cell>
          <table:table-cell table:style-name="ce6" office:value-type="string">
            <text:p>integrity constraint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5">
          <table:table-cell table:style-name="ce6" office:value-type="string">
            <text:p>BII2-T14-R019</text:p>
          </table:table-cell>
          <table:table-cell table:style-name="ce15" office:value-type="string">
            <text:p>Each credit note line MUST have a quantity unit of measure</text:p>
          </table:table-cell>
          <table:table-cell table:style-name="ce6" office:value-type="string">
            <text:p>Credit Note Lin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24</text:p>
          </table:table-cell>
          <table:table-cell table:style-name="ce46" office:value-type="string">
            <text:p>credit note line rules</text:p>
          </table:table-cell>
          <table:table-cell table:style-name="ce6" office:value-type="string">
            <text:p>integrity constraint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5">
          <table:table-cell table:style-name="ce6" office:value-type="string">
            <text:p>BII2-T14-R020</text:p>
          </table:table-cell>
          <table:table-cell table:style-name="ce15" office:value-type="string">
            <text:p>Each credit note line MUST have a credit note line net amount</text:p>
          </table:table-cell>
          <table:table-cell table:style-name="ce6" office:value-type="string">
            <text:p>Credit Note Lin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25</text:p>
          </table:table-cell>
          <table:table-cell table:style-name="ce46" office:value-type="string">
            <text:p>credit note line rules</text:p>
          </table:table-cell>
          <table:table-cell table:style-name="ce6" office:value-type="string">
            <text:p>integrity constraint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5">
          <table:table-cell table:style-name="ce6" office:value-type="string">
            <text:p>BII2-T14-R021</text:p>
          </table:table-cell>
          <table:table-cell table:style-name="ce15" office:value-type="string">
            <text:p>Each credit note line MUST have a credit note line item name and/or the credit note line item identifier</text:p>
          </table:table-cell>
          <table:table-cell table:style-name="ce6" office:value-type="string">
            <text:p>Credit Note Lin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06</text:p>
            <text:p>tbr14-024</text:p>
          </table:table-cell>
          <table:table-cell table:style-name="ce46" office:value-type="string">
            <text:p>credit note line rules</text:p>
          </table:table-cell>
          <table:table-cell table:style-name="ce6" office:value-type="string">
            <text:p>integrity constraint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5">
          <table:table-cell table:style-name="ce6" office:value-type="string">
            <text:p>BII2-T14-R032</text:p>
          </table:table-cell>
          <table:table-cell table:style-name="ce15" office:value-type="string">
            <text:p>A scheme identifier for the credit note line item registered identifier MUST be provided if credit note line item registered identifiers are used to identify a product.(e.g. GTIN)</text:p>
          </table:table-cell>
          <table:table-cell table:style-name="ce6" office:value-type="string">
            <text:p>Credit Note Lin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06</text:p>
          </table:table-cell>
          <table:table-cell table:style-name="ce46" office:value-type="string">
            <text:p>line rules</text:p>
          </table:table-cell>
          <table:table-cell table:style-name="ce6" office:value-type="string">
            <text:p>fact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10">
          <table:table-cell table:style-name="ce6" office:value-type="string">
            <text:p>BII2-T14-R033</text:p>
          </table:table-cell>
          <table:table-cell table:style-name="ce15" office:value-type="string">
            <text:p>A scheme identifier for a credit note line item commodity classification MUST be provided if credit note line item commodity classification are used to classify a credit note line item (e.g. CPV or UNSPSC)</text:p>
          </table:table-cell>
          <table:table-cell table:style-name="ce6" office:value-type="string">
            <text:p>Credit Note Lin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12</text:p>
          </table:table-cell>
          <table:table-cell table:style-name="ce46" office:value-type="string">
            <text:p>line rules</text:p>
          </table:table-cell>
          <table:table-cell table:style-name="ce6" office:value-type="string">
            <text:p>fact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5">
          <table:table-cell table:style-name="ce6" office:value-type="string">
            <text:p>BII2-T14-R034</text:p>
          </table:table-cell>
          <table:table-cell table:style-name="ce15" office:value-type="string">
            <text:p>Credit Note line item net price MUST NOT be negative</text:p>
          </table:table-cell>
          <table:table-cell table:style-name="ce6" office:value-type="string">
            <text:p>Credit Note Lin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14</text:p>
          </table:table-cell>
          <table:table-cell table:style-name="ce46" office:value-type="string">
            <text:p>line rules</text:p>
          </table:table-cell>
          <table:table-cell table:style-name="ce6" office:value-type="string">
            <text:p>fact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5">
          <table:table-cell table:style-name="ce6" office:value-type="string">
            <text:p>BII2-T14-R046</text:p>
          </table:table-cell>
          <table:table-cell table:style-name="ce15" office:value-type="string">
            <text:p>Each credit note line MUST be categorized with the credit note line VAT category if the credit note has a VAT total amount </text:p>
          </table:table-cell>
          <table:table-cell table:style-name="ce6" office:value-type="string">
            <text:p>Credit Note Lin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24</text:p>
          </table:table-cell>
          <table:table-cell table:style-name="ce6" office:value-type="string">
            <text:p>tax rules</text:p>
          </table:table-cell>
          <table:table-cell table:style-name="ce6" office:value-type="string">
            <text:p>condition</text:p>
          </table:table-cell>
          <table:table-cell table:style-name="ce6" office:value-type="string">
            <text:p>2ok</text:p>
          </table:table-cell>
          <table:table-cell table:style-name="ce6"/>
          <table:table-cell table:number-columns-repeated="2"/>
          <table:table-cell table:style-name="ce6" table:number-columns-repeated="1011"/>
        </table:table-row>
        <table:table-row table:style-name="ro7">
          <table:table-cell table:style-name="ce6" office:value-type="string">
            <text:p>BII2-T14-R023</text:p>
          </table:table-cell>
          <table:table-cell table:style-name="ce15" office:value-type="string">
            <text:p>Each credit note period information MUST have a credit note period start date</text:p>
          </table:table-cell>
          <table:table-cell table:style-name="ce17" office:value-type="string">
            <text:p>Credit Note Period Information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24</text:p>
          </table:table-cell>
          <table:table-cell table:style-name="ce46" office:value-type="string">
            <text:p>credit note period rules</text:p>
          </table:table-cell>
          <table:table-cell table:style-name="ce6" office:value-type="string">
            <text:p>integrity constraint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7">
          <table:table-cell table:style-name="ce6" office:value-type="string">
            <text:p>BII2-T14-R024</text:p>
          </table:table-cell>
          <table:table-cell table:style-name="ce15" office:value-type="string">
            <text:p>Each credit note period information MUST have a credit note period end date</text:p>
          </table:table-cell>
          <table:table-cell table:style-name="ce17" office:value-type="string">
            <text:p>Credit Note Period Information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24</text:p>
          </table:table-cell>
          <table:table-cell table:style-name="ce46" office:value-type="string">
            <text:p>credit note period rules</text:p>
          </table:table-cell>
          <table:table-cell table:style-name="ce6" office:value-type="string">
            <text:p>integrity constraint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7">
          <table:table-cell table:style-name="ce6" office:value-type="string">
            <text:p>BII2-T14-R031</text:p>
          </table:table-cell>
          <table:table-cell table:style-name="ce15" office:value-type="string">
            <text:p>A credit note period end date MUST be later or equal to a credit note period start date</text:p>
          </table:table-cell>
          <table:table-cell table:style-name="ce17" office:value-type="string">
            <text:p>Credit Note Period Information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24</text:p>
          </table:table-cell>
          <table:table-cell table:style-name="ce6" office:value-type="string">
            <text:p>credit note period rules</text:p>
          </table:table-cell>
          <table:table-cell table:style-name="ce6" office:value-type="string">
            <text:p>fact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7">
          <table:table-cell table:style-name="ce6" office:value-type="string">
            <text:p>BII2-T14-R051</text:p>
          </table:table-cell>
          <table:table-cell table:style-name="ce15" office:value-type="string">
            <text:p>Sum of line amounts MUST equal the credit note line net amounts</text:p>
          </table:table-cell>
          <table:table-cell table:style-name="ce6" office:value-type="string">
            <text:p>Total Credit Not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25</text:p>
          </table:table-cell>
          <table:table-cell table:style-name="ce6" office:value-type="string">
            <text:p>total rules</text:p>
          </table:table-cell>
          <table:table-cell table:style-name="ce6" office:value-type="string">
            <text:p>calculation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7">
          <table:table-cell table:style-name="ce6" office:value-type="string">
            <text:p>BII2-T14-R052</text:p>
          </table:table-cell>
          <table:table-cell table:style-name="ce15" office:value-type="string">
            <text:p>A credit note total without VAT MUST equal the sum of line amounts plus the sum of charges on document level minus the sum of allowances on document level</text:p>
          </table:table-cell>
          <table:table-cell table:style-name="ce6" office:value-type="string">
            <text:p>Total Credit Not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25</text:p>
          </table:table-cell>
          <table:table-cell table:style-name="ce6" office:value-type="string">
            <text:p>total rules</text:p>
          </table:table-cell>
          <table:table-cell table:style-name="ce6" office:value-type="string">
            <text:p>calculation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7">
          <table:table-cell table:style-name="ce6" office:value-type="string">
            <text:p>BII2-T14-R053</text:p>
          </table:table-cell>
          <table:table-cell table:style-name="ce15" office:value-type="string">
            <text:p>A credit note total with VAT MUST equal the credit note total without VAT plus the VAT total amount and the rounding of credit note total</text:p>
          </table:table-cell>
          <table:table-cell table:style-name="ce6" office:value-type="string">
            <text:p>Total Credit Not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36</text:p>
          </table:table-cell>
          <table:table-cell table:style-name="ce6" office:value-type="string">
            <text:p>total rules</text:p>
          </table:table-cell>
          <table:table-cell table:style-name="ce6" office:value-type="string">
            <text:p>calculation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7">
          <table:table-cell table:style-name="ce6" office:value-type="string">
            <text:p>BII2-T14-R054</text:p>
          </table:table-cell>
          <table:table-cell table:style-name="ce15" office:value-type="string">
            <text:p>The sum of allowances at document level MUST be equal to the sum of document level allowance amounts</text:p>
          </table:table-cell>
          <table:table-cell table:style-name="ce6" office:value-type="string">
            <text:p>Total Credit Not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25</text:p>
          </table:table-cell>
          <table:table-cell table:style-name="ce6" office:value-type="string">
            <text:p>total rules</text:p>
          </table:table-cell>
          <table:table-cell table:style-name="ce6" office:value-type="string">
            <text:p>calculation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7">
          <table:table-cell table:style-name="ce6" office:value-type="string">
            <text:p>BII2-T14-R055</text:p>
          </table:table-cell>
          <table:table-cell table:style-name="ce15" office:value-type="string">
            <text:p>The sum of charges at document level MUST be equal to the sum of document level charge amounts</text:p>
          </table:table-cell>
          <table:table-cell table:style-name="ce6" office:value-type="string">
            <text:p>Total Credit Not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25</text:p>
          </table:table-cell>
          <table:table-cell table:style-name="ce6" office:value-type="string">
            <text:p>total rules</text:p>
          </table:table-cell>
          <table:table-cell table:style-name="ce6" office:value-type="string">
            <text:p>calculation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7">
          <table:table-cell table:style-name="ce6" office:value-type="string">
            <text:p>BII2-T14-R056</text:p>
          </table:table-cell>
          <table:table-cell table:style-name="ce15" office:value-type="string">
            <text:p>Amount due for payment MUST be equal to the credit note total amount with VAT minus the paid amounts</text:p>
          </table:table-cell>
          <table:table-cell table:style-name="ce6" office:value-type="string">
            <text:p>Total Credit Not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25</text:p>
          </table:table-cell>
          <table:table-cell table:style-name="ce6" office:value-type="string">
            <text:p>total rules</text:p>
          </table:table-cell>
          <table:table-cell table:style-name="ce6" office:value-type="string">
            <text:p>calculation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7">
          <table:table-cell table:style-name="ce6" office:value-type="string">
            <text:p>BII2-T14-R058</text:p>
          </table:table-cell>
          <table:table-cell table:style-name="ce15" office:value-type="string">
            <text:p>Credit Note total without VAT MUST be equal to the sum of VAT category taxable amounts</text:p>
          </table:table-cell>
          <table:table-cell table:style-name="ce6" office:value-type="string">
            <text:p>Total Credit Not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25</text:p>
          </table:table-cell>
          <table:table-cell table:style-name="ce6" office:value-type="string">
            <text:p>tax rules</text:p>
          </table:table-cell>
          <table:table-cell table:style-name="ce6" office:value-type="string">
            <text:p>calculation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5">
          <table:table-cell table:style-name="ce6" office:value-type="string">
            <text:p>BII2-T14-R027</text:p>
          </table:table-cell>
          <table:table-cell table:style-name="ce15" office:value-type="string">
            <text:p>Each VAT category details MUST have a VAT category taxable amount</text:p>
          </table:table-cell>
          <table:table-cell table:style-name="ce6" office:value-type="string">
            <text:p>VAT category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24</text:p>
          </table:table-cell>
          <table:table-cell table:style-name="ce6" office:value-type="string">
            <text:p>tax rules</text:p>
          </table:table-cell>
          <table:table-cell table:style-name="ce6" office:value-type="string">
            <text:p>integrity constraint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5">
          <table:table-cell table:style-name="ce6" office:value-type="string">
            <text:p>BII2-T14-R028</text:p>
          </table:table-cell>
          <table:table-cell table:style-name="ce15" office:value-type="string">
            <text:p>Each VAT category details MUST have a VAT category tax amount</text:p>
          </table:table-cell>
          <table:table-cell table:style-name="ce6" office:value-type="string">
            <text:p>VAT category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24</text:p>
          </table:table-cell>
          <table:table-cell table:style-name="ce6" office:value-type="string">
            <text:p>tax rules</text:p>
          </table:table-cell>
          <table:table-cell table:style-name="ce6" office:value-type="string">
            <text:p>integrity constraint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5">
          <table:table-cell table:style-name="ce6" office:value-type="string">
            <text:p>BII2-T14-R029</text:p>
          </table:table-cell>
          <table:table-cell table:style-name="ce15" office:value-type="string">
            <text:p>Every VAT category details MUST be defined through a VAT category code</text:p>
          </table:table-cell>
          <table:table-cell table:style-name="ce6" office:value-type="string">
            <text:p>VAT category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24</text:p>
          </table:table-cell>
          <table:table-cell table:style-name="ce6" office:value-type="string">
            <text:p>tax rules</text:p>
          </table:table-cell>
          <table:table-cell table:style-name="ce6" office:value-type="string">
            <text:p>integrity constraint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5">
          <table:table-cell table:style-name="ce6" office:value-type="string">
            <text:p>BII2-T14-R030</text:p>
          </table:table-cell>
          <table:table-cell table:style-name="ce15" office:value-type="string">
            <text:p>The VAT category percentage MUST be provided if the VAT category code is standard.</text:p>
          </table:table-cell>
          <table:table-cell table:style-name="ce6" office:value-type="string">
            <text:p>VAT category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24</text:p>
          </table:table-cell>
          <table:table-cell table:style-name="ce6" office:value-type="string">
            <text:p>tax rules</text:p>
          </table:table-cell>
          <table:table-cell table:style-name="ce6" office:value-type="string">
            <text:p>integrity constraint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5">
          <table:table-cell table:style-name="ce6" office:value-type="string">
            <text:p>BII2-T14-R045</text:p>
          </table:table-cell>
          <table:table-cell table:style-name="ce15" office:value-type="string">
            <text:p>A VAT exemption reason MUST be provided if the VAT category code is exempt <text:s/>or reverse charge.</text:p>
          </table:table-cell>
          <table:table-cell table:style-name="ce6" office:value-type="string">
            <text:p>VAT category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24</text:p>
          </table:table-cell>
          <table:table-cell table:style-name="ce6" office:value-type="string">
            <text:p>tax rules</text:p>
          </table:table-cell>
          <table:table-cell table:style-name="ce6" office:value-type="string">
            <text:p>condition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5">
          <table:table-cell table:style-name="ce6" office:value-type="string">
            <text:p>BII2-T14-R048</text:p>
          </table:table-cell>
          <table:table-cell table:style-name="ce15" office:value-type="string">
            <text:p>A credit note with a VAT category code of reverse charge MUST NOT contain other VAT categories</text:p>
          </table:table-cell>
          <table:table-cell table:style-name="ce6" office:value-type="string">
            <text:p>VAT category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19</text:p>
          </table:table-cell>
          <table:table-cell table:style-name="ce6" office:value-type="string">
            <text:p>tax rules</text:p>
          </table:table-cell>
          <table:table-cell table:style-name="ce6" office:value-type="string">
            <text:p>condition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8" table:number-rows-repeated="17">
          <table:table-cell table:number-columns-repeated="1023"/>
        </table:table-row>
        <table:table-row table:style-name="ro8" table:number-rows-repeated="65454">
          <table:table-cell table:style-name="ce6" table:number-columns-repeated="1023"/>
        </table:table-row>
        <table:table-row table:style-name="ro8" table:number-rows-repeated="983056">
          <table:table-cell table:number-columns-repeated="1023"/>
        </table:table-row>
        <table:table-row table:style-name="ro8">
          <table:table-cell table:number-columns-repeated="1023"/>
        </table:table-row>
      </table:table>
      <table:table table:name="UBL" table:style-name="ta2" table:print="false">
        <table:table-column table:style-name="co15" table:default-cell-style-name="Default"/>
        <table:table-column table:style-name="co5" table:default-cell-style-name="Default"/>
        <table:table-column table:style-name="co31" table:default-cell-style-name="ce41"/>
        <table:table-column table:style-name="co32" table:default-cell-style-name="Default"/>
        <table:table-column table:style-name="co21" table:default-cell-style-name="Default"/>
        <table:table-column table:style-name="co14" table:number-columns-repeated="1019" table:default-cell-style-name="Default"/>
        <table:table-row table:style-name="ro9">
          <table:table-cell table:style-name="ce13" office:value-type="string">
            <text:p>Source</text:p>
          </table:table-cell>
          <table:table-cell table:style-name="ce13" office:value-type="string">
            <text:p>Rule ID</text:p>
          </table:table-cell>
          <table:table-cell table:style-name="ce40" office:value-type="string">
            <text:p>Predicate</text:p>
          </table:table-cell>
          <table:table-cell table:style-name="ce20" office:value-type="string">
            <text:p>Prerequisite</text:p>
          </table:table-cell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01</text:p>
          </table:table-cell>
          <table:table-cell table:style-name="ce40" office:value-type="string">
            <text:p>(cbc:CustomizationID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02</text:p>
          </table:table-cell>
          <table:table-cell table:style-name="ce40" office:value-type="string">
            <text:p>(cbc:ProfileID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03</text:p>
          </table:table-cell>
          <table:table-cell table:style-name="ce40" office:value-type="string">
            <text:p>(cbc:ID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04</text:p>
          </table:table-cell>
          <table:table-cell table:style-name="ce40" office:value-type="string">
            <text:p>(cbc:IssueDate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05</text:p>
          </table:table-cell>
          <table:table-cell table:style-name="ce40" office:value-type="string">
            <text:p>(cbc:DocumentCurrencyCode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5">
          <table:table-cell table:style-name="ce14" office:value-type="string">
            <text:p>T14</text:p>
          </table:table-cell>
          <table:table-cell table:style-name="ce6" office:value-type="string">
            <text:p>BII2-T14-R006</text:p>
          </table:table-cell>
          <table:table-cell table:style-name="ce40" office:value-type="string">
            <text:p>(cac:AccountingSupplierParty/cac:Party/cac:PartyName/cbc:Name) or (cac:AccountingSupplierParty/cac:Party/cac:PartyIdentification/cbc:ID)</text:p>
          </table:table-cell>
          <table:table-cell table:style-name="ce6"/>
          <table:table-cell table:style-name="ce53"/>
          <table:table-cell table:style-name="ce16" table:number-columns-repeated="1016"/>
          <table:table-cell table:number-columns-repeated="3"/>
        </table:table-row>
        <table:table-row table:style-name="ro5">
          <table:table-cell table:style-name="ce14" office:value-type="string">
            <text:p>T14</text:p>
          </table:table-cell>
          <table:table-cell table:style-name="ce6" office:value-type="string">
            <text:p>BII2-T14-R008</text:p>
          </table:table-cell>
          <table:table-cell table:style-name="ce40" office:value-type="string">
            <text:p>(cac:AccountingCustomerParty/cac:Party/cac:PartyName/cbc:Name) or (cac:AccountingCustomerParty/cac:Party/cac:PartyIdentification/cbc:ID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10</text:p>
          </table:table-cell>
          <table:table-cell table:style-name="ce6" office:value-type="string">
            <text:p>(cac:LegalMonetaryTotal/cbc:LineExtensionAmount)</text:p>
          </table:table-cell>
          <table:table-cell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11</text:p>
          </table:table-cell>
          <table:table-cell table:style-name="ce6" office:value-type="string">
            <text:p>(cac:LegalMonetaryTotal/cbc:TaxExclusiveAmount)</text:p>
          </table:table-cell>
          <table:table-cell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12</text:p>
          </table:table-cell>
          <table:table-cell table:style-name="ce6" office:value-type="string">
            <text:p>(cac:LegalMonetaryTotal/cbc:TaxInclusiveAmount)</text:p>
          </table:table-cell>
          <table:table-cell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13</text:p>
          </table:table-cell>
          <table:table-cell table:style-name="ce6" office:value-type="string">
            <text:p>(cac:LegalMonetaryTotal/cbc:PayableAmount)</text:p>
          </table:table-cell>
          <table:table-cell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14</text:p>
          </table:table-cell>
          <table:table-cell table:style-name="ce40" office:value-type="string">
            <text:p>(cac:CreditNoteLine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5">
          <table:table-cell table:style-name="ce14" office:value-type="string">
            <text:p>T14</text:p>
          </table:table-cell>
          <table:table-cell table:style-name="ce6" office:value-type="string">
            <text:p>BII2-T14-R015</text:p>
          </table:table-cell>
          <table:table-cell table:style-name="ce40" office:value-type="string">
            <text:p>(cac:TaxTotal[cac:TaxSubtotal/cac:TaxCategory/cac:TaxScheme/cbc:ID = 'VAT']/cbc:TaxAmount) or not(cac:CreditNoteLine/cac:TaxTotal)</text:p>
          </table:table-cell>
          <table:table-cell table:style-name="ce50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17</text:p>
          </table:table-cell>
          <table:table-cell table:style-name="ce40" office:value-type="string">
            <text:p>(cbc:ID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18</text:p>
          </table:table-cell>
          <table:table-cell table:style-name="ce40" office:value-type="string">
            <text:p>(cbc:CreditedQuantity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19</text:p>
          </table:table-cell>
          <table:table-cell table:style-name="ce40" office:value-type="string">
            <text:p>(cbc:CreditedQuantity/@unitCode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20</text:p>
          </table:table-cell>
          <table:table-cell table:style-name="ce40" office:value-type="string">
            <text:p>(cbc:LineExtensionAmount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5">
          <table:table-cell table:style-name="ce14" office:value-type="string">
            <text:p>T14</text:p>
          </table:table-cell>
          <table:table-cell table:style-name="ce6" office:value-type="string">
            <text:p>BII2-T14-R021</text:p>
          </table:table-cell>
          <table:table-cell table:style-name="ce40" office:value-type="string">
            <text:p>(cac:Item/cbc:Name) or (cac:Item/cac:StandardItemIdentification/cbc:ID) or <text:s/>(cac:Item/cac:SellersItemIdentification/cbc:ID)</text:p>
          </table:table-cell>
          <table:table-cell table:style-name="ce50"/>
          <table:table-cell table:style-name="ce24"/>
          <table:table-cell table:style-name="ce16" table:number-columns-repeated="1016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23</text:p>
          </table:table-cell>
          <table:table-cell table:style-name="ce40" office:value-type="string">
            <text:p>(cbc:StartDate)</text:p>
          </table:table-cell>
          <table:table-cell table:style-name="ce50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24</text:p>
          </table:table-cell>
          <table:table-cell table:style-name="ce40" office:value-type="string">
            <text:p>(cbc:EndDate)</text:p>
          </table:table-cell>
          <table:table-cell table:style-name="ce50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25</text:p>
          </table:table-cell>
          <table:table-cell table:style-name="ce40" office:value-type="string">
            <text:p>(cbc:AllowanceChargeReason)</text:p>
          </table:table-cell>
          <table:table-cell table:style-name="ce50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26</text:p>
          </table:table-cell>
          <table:table-cell table:style-name="ce40" office:value-type="string">
            <text:p>(//cac:TaxScheme/cbc:ID = 'VAT') or not(/ubl:CreditNote/cac:TaxTotal/cbc:TaxAmount)</text:p>
          </table:table-cell>
          <table:table-cell table:style-name="ce50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27</text:p>
          </table:table-cell>
          <table:table-cell table:style-name="ce40" office:value-type="string">
            <text:p>(cbc:TaxableAmount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28</text:p>
          </table:table-cell>
          <table:table-cell table:style-name="ce40" office:value-type="string">
            <text:p>(cbc:TaxAmount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29</text:p>
          </table:table-cell>
          <table:table-cell table:style-name="ce40" office:value-type="string">
            <text:p>(cac:TaxCategory/cbc:ID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30</text:p>
          </table:table-cell>
          <table:table-cell table:style-name="ce40" office:value-type="string">
            <text:p>(cac:TaxCategory/cbc:Percent) or not(normalize-space(cac:TaxCategory/cbc:ID) = 'S')</text:p>
          </table:table-cell>
          <table:table-cell table:style-name="ce50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31</text:p>
          </table:table-cell>
          <table:table-cell table:style-name="ce40" office:value-type="string">
            <text:p>(cbc:StartDate and cbc:EndDate) and (number(translate(cbc:StartDate,'-','')) &lt;= number(translate(cbc:EndDate,'-',''))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32</text:p>
          </table:table-cell>
          <table:table-cell table:style-name="ce40" office:value-type="string">
            <text:p>(cac:Item/cac:StandardItemIdentification/cbc:ID/@schemeID) or not(cac:Item/cac:StandardItemIdentification)</text:p>
          </table:table-cell>
          <table:table-cell table:style-name="ce50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33</text:p>
          </table:table-cell>
          <table:table-cell table:style-name="ce15" office:value-type="string">
            <text:p>(//cac:CommodityClassification/cbc:ItemClassificationCode/@listID) or not(//cac:CommodityClassification)</text:p>
          </table:table-cell>
          <table:table-cell table:style-name="ce50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34</text:p>
          </table:table-cell>
          <table:table-cell table:style-name="ce40" office:value-type="string">
            <text:p>(cac:Price/cbc:PriceAmount) &gt;= 0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35</text:p>
          </table:table-cell>
          <table:table-cell table:style-name="ce40" office:value-type="string">
            <text:p>(cac:LegalMonetaryTotal/cbc:TaxInclusiveAmount) &gt;= 0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37</text:p>
          </table:table-cell>
          <table:table-cell table:style-name="ce40" office:value-type="string">
            <text:p>(cac:LegalMonetaryTotal/cbc:PayableAmount) &gt;= 0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43</text:p>
          </table:table-cell>
          <table:table-cell table:style-name="ce40" office:value-type="string">
            <text:p>(/ubl:CreditNote/cac:TaxTotal/*/*/*/cbc:ID = 'VAT') and (cac:TaxCategory/cbc:ID)</text:p>
          </table:table-cell>
          <table:table-cell table:style-name="ce51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44</text:p>
          </table:table-cell>
          <table:table-cell table:style-name="ce40" office:value-type="string">
            <text:p>(cac:AccountingSupplierParty/cac:Party/cac:PartyTaxScheme/cbc:CompanyID) or not(cac:TaxTotal/*/*/*/cbc:ID = 'VAT')</text:p>
          </table:table-cell>
          <table:table-cell table:style-name="ce50"/>
          <table:table-cell table:style-name="ce16" table:number-columns-repeated="1017"/>
          <table:table-cell table:number-columns-repeated="3"/>
        </table:table-row>
        <table:table-row table:style-name="ro5">
          <table:table-cell table:style-name="ce14" office:value-type="string">
            <text:p>T14</text:p>
          </table:table-cell>
          <table:table-cell table:style-name="ce6" office:value-type="string">
            <text:p>BII2-T14-R045</text:p>
          </table:table-cell>
          <table:table-cell table:style-name="ce40" office:value-type="string">
            <text:p>(cac:TaxCategory/cbc:TaxExemptionReason) or not ((normalize-space(cac:TaxCategory/cbc:ID)='E') or (normalize-space(cac:TaxCategory/cbc:ID)='AE'))</text:p>
          </table:table-cell>
          <table:table-cell table:style-name="ce52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46</text:p>
          </table:table-cell>
          <table:table-cell table:style-name="ce40" office:value-type="string">
            <text:p>(cac:Item/cac:ClassifiedTaxCategory/cbc:ID) or not(/ubl:CreditNote/cac:TaxTotal/*/*/*/cbc:ID='VAT'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47</text:p>
          </table:table-cell>
          <table:table-cell table:style-name="ce40" office:value-type="string">
            <text:p>(cac:AccountingCustomerParty/cac:Party/cac:PartyTaxScheme/cbc:CompanyID) or not(cac:TaxTotal/*/*/cbc:ID = 'AE'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5">
          <table:table-cell table:style-name="ce14" office:value-type="string">
            <text:p>T14</text:p>
          </table:table-cell>
          <table:table-cell table:style-name="ce6" office:value-type="string">
            <text:p>BII2-T14-R048</text:p>
          </table:table-cell>
          <table:table-cell table:style-name="ce40" office:value-type="string">
            <text:p>count(child::cac:TaxTotal/*/*/cbc:ID) = count(child::cac:TaxTotal/*/*/cbc:ID[. = 'AE']) or count(child::cac:TaxTotal/*/*/cbc:ID[. = 'AE']) = 0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7">
          <table:table-cell table:style-name="ce14" office:value-type="string">
            <text:p>T14</text:p>
          </table:table-cell>
          <table:table-cell table:style-name="ce6" office:value-type="string">
            <text:p>BII2-T14-R049</text:p>
          </table:table-cell>
          <table:table-cell table:style-name="ce40" office:value-type="string">
            <text:p>(cac:TaxTotal[cac:TaxSubtotal/cac:TaxCategory/cbc:ID = 'AE']/cbc:TaxableAmount = (cac:LegalMonetaryTotal/cbc:TaxExclusiveAmount)) or <text:s/>not(cac:TaxTotal[cac:TaxSubtotal/cac:TaxCategory/cbc:ID = 'AE']/cbc:TaxableAmount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5">
          <table:table-cell table:style-name="ce14" office:value-type="string">
            <text:p>T14</text:p>
          </table:table-cell>
          <table:table-cell table:style-name="ce6" office:value-type="string">
            <text:p>BII2-T14-R050</text:p>
          </table:table-cell>
          <table:table-cell table:style-name="ce40" office:value-type="string">
            <text:p>(cac:TaxTotal[cac:TaxSubtotal/cac:TaxCategory/cbc:ID = 'AE']/cbc:TaxAmount = 0) or <text:s/>not(cac:TaxTotal[cac:TaxSubtotal/cac:TaxCategory/cbc:ID = 'AE']/cbc:TaxAmount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5">
          <table:table-cell table:style-name="ce14" office:value-type="string">
            <text:p>T14</text:p>
          </table:table-cell>
          <table:table-cell table:style-name="ce6" office:value-type="string">
            <text:p>BII2-T14-R051</text:p>
          </table:table-cell>
          <table:table-cell table:style-name="ce40" office:value-type="string">
            <text:p>(xs:decimal(cbc:LineExtensionAmount)) = (round(xs:decimal(sum(//cac:CreditNoteLine/cbc:LineExtensionAmount)) * 10 * 10) div 100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13">
          <table:table-cell table:style-name="ce14" office:value-type="string">
            <text:p>T14</text:p>
          </table:table-cell>
          <table:table-cell table:style-name="ce6" office:value-type="string">
            <text:p>BII2-T14-R052</text:p>
          </table:table-cell>
          <table:table-cell table:style-name="ce40" office:value-type="string">
            <text:p>((cbc:ChargeTotalAmount) and (cbc:AllowanceTotalAmount) and ((xs:decimal(cbc:TaxExclusiveAmount)) = round((xs:decimal(cbc:LineExtensionAmount) + xs:decimal(cbc:ChargeTotalAmount) - xs:decimal(cbc:AllowanceTotalAmount)) * 10 * 10) div 100 )) <text:s/>or (not(cbc:ChargeTotalAmount) and (cbc:AllowanceTotalAmount) and ((xs:decimal(cbc:TaxExclusiveAmount)) = round((xs:decimal(cbc:LineExtensionAmount) - xs:decimal(cbc:AllowanceTotalAmount)) * 10 * 10 ) div 100)) or ((cbc:ChargeTotalAmount) and not(cbc:AllowanceTotalAmount) and ((xs:decimal(cbc:TaxExclusiveAmount)) = round((xs:decimal(cbc:LineExtensionAmount) + xs:decimal(cbc:ChargeTotalAmount)) * 10 * 10 ) div 100)) or (not(cbc:ChargeTotalAmount) and not(cbc:AllowanceTotalAmount) and ((cbc:TaxExclusiveAmount) = (cbc:LineExtensionAmount))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14">
          <table:table-cell table:style-name="ce14" office:value-type="string">
            <text:p>T14</text:p>
          </table:table-cell>
          <table:table-cell table:style-name="ce6" office:value-type="string">
            <text:p>BII2-T14-R053</text:p>
          </table:table-cell>
          <table:table-cell table:style-name="ce40" office:value-type="string">
            <text:p>((cbc:PayableRoundingAmount) and ((xs:decimal(cbc:TaxInclusiveAmount)) = (round((xs:decimal(cbc:TaxExclusiveAmount) + (xs:decimal(sum(/ubl:CreditNote/cac:TaxTotal/cbc:TaxAmount))) + xs:decimal(cbc:PayableRoundingAmount)) *10 * 10) div 100))) or (not(cbc:PayableRoundingAmount) and ((xs:decimal(cbc:TaxInclusiveAmount)) = round((xs:decimal(cbc:TaxExclusiveAmount) + (xs:decimal(sum(/ubl:CreditNote/cac:TaxTotal/cbc:TaxAmount)))) * 10 * 10) div 100)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7">
          <table:table-cell table:style-name="ce14" office:value-type="string">
            <text:p>T14</text:p>
          </table:table-cell>
          <table:table-cell table:style-name="ce6" office:value-type="string">
            <text:p>BII2-T14-R054</text:p>
          </table:table-cell>
          <table:table-cell table:style-name="ce40" office:value-type="string">
            <text:p>(xs:decimal(cbc:AllowanceTotalAmount)) = (round(xs:decimal(sum(/ubl:CreditNote/cac:AllowanceCharge[cbc:ChargeIndicator="false"]/cbc:Amount)) * 10 * 10) div 100) or not(cbc:AllowanceTotalAmount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7">
          <table:table-cell table:style-name="ce14" office:value-type="string">
            <text:p>T14</text:p>
          </table:table-cell>
          <table:table-cell table:style-name="ce6" office:value-type="string">
            <text:p>BII2-T14-R055</text:p>
          </table:table-cell>
          <table:table-cell table:style-name="ce40" office:value-type="string">
            <text:p>(xs:decimal(cbc:ChargeTotalAmount)) = (round(xs:decimal(sum(/ubl:CreditNote/cac:AllowanceCharge[cbc:ChargeIndicator="true"]/cbc:Amount)) * 10 * 10) div 100) or not(cbc:ChargeTotalAmount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5">
          <table:table-cell table:style-name="ce14" office:value-type="string">
            <text:p>T14</text:p>
          </table:table-cell>
          <table:table-cell table:style-name="ce6" office:value-type="string">
            <text:p>BII2-T14-R056</text:p>
          </table:table-cell>
          <table:table-cell table:style-name="ce40" office:value-type="string">
            <text:p>((cbc:PrepaidAmount) and ((xs:decimal(cbc:PayableAmount)) = (round((xs:decimal(cbc:TaxInclusiveAmount) - xs:decimal(cbc:PrepaidAmount)) * 10 * 10) div 100))) or (cbc:PayableAmount = cbc:TaxInclusiveAmount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15">
          <table:table-cell table:style-name="ce14" office:value-type="string">
            <text:p>T14</text:p>
          </table:table-cell>
          <table:table-cell table:style-name="ce6" office:value-type="string">
            <text:p>BII2-T14-R058</text:p>
          </table:table-cell>
          <table:table-cell table:style-name="ce40" office:value-type="string">
            <text:p>((cac:TaxTotal[cac:TaxSubtotal/cac:TaxCategory/cac:TaxScheme/cbc:ID = 'VAT']/cbc:TaxAmount) and (round(xs:decimal(sum(cac:TaxTotal//cac:TaxSubtotal/cbc:TaxableAmount)) *10 * 10) div 100 = ((xs:decimal(cac:LegalMonetaryTotal/cbc:TaxExclusiveAmount))))) or <text:s/>not((cac:TaxTotal[cac:TaxSubtotal/cac:TaxCategory/cac:TaxScheme/cbc:ID = 'VAT']))</text:p>
          </table:table-cell>
          <table:table-cell table:style-name="ce50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15" office:value-type="string">
            <text:p><text:span text:style-name="T1">Payment </text:span><text:span text:style-name="T2">Means</text:span></text:p>
          </table:table-cell>
          <table:table-cell table:style-name="ce40" office:value-type="string">
            <text:p>//cac:PaymentMeans</text:p>
          </table:table-cell>
          <table:table-cell table:style-name="ce24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17" office:value-type="string">
            <text:p><text:span text:style-name="T1">VAT </text:span><text:span text:style-name="T2">category</text:span></text:p>
          </table:table-cell>
          <table:table-cell table:style-name="ce40" office:value-type="string">
            <text:p>//cac:TaxSubtotal[cac:TaxCategory/cac:TaxScheme/cbc:ID = 'VAT']</text:p>
          </table:table-cell>
          <table:table-cell table:style-name="ce24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office:value-type="string">
            <text:p>Credit Note Line</text:p>
          </table:table-cell>
          <table:table-cell table:style-name="ce40" office:value-type="string">
            <text:p>//cac:CreditNoteLine</text:p>
          </table:table-cell>
          <table:table-cell table:style-name="ce25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17" office:value-type="string">
            <text:p>Credit Note Period Information</text:p>
          </table:table-cell>
          <table:table-cell table:style-name="ce40" office:value-type="string">
            <text:p>//cac:InvoicePeriod</text:p>
          </table:table-cell>
          <table:table-cell table:style-name="ce25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15" office:value-type="string">
            <text:p><text:span text:style-name="T1">Allowance </text:span><text:span text:style-name="T2">Charge</text:span></text:p>
          </table:table-cell>
          <table:table-cell table:style-name="ce40" office:value-type="string">
            <text:p>/ubl:CreditNote/cac:AllowanceCharge</text:p>
          </table:table-cell>
          <table:table-cell table:style-name="ce25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office:value-type="string">
            <text:p>Credit Note</text:p>
          </table:table-cell>
          <table:table-cell table:style-name="ce40" office:value-type="string">
            <text:p>/ubl:CreditNote</text:p>
          </table:table-cell>
          <table:table-cell table:style-name="ce24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6" office:value-type="string">
            <text:p>T14</text:p>
          </table:table-cell>
          <table:table-cell table:style-name="ce18" office:value-type="string">
            <text:p>Total Credit Note</text:p>
          </table:table-cell>
          <table:table-cell table:style-name="ce40" office:value-type="string">
            <text:p>//cac:LegalMonetaryTotal</text:p>
          </table:table-cell>
          <table:table-cell table:style-name="ce25"/>
          <table:table-cell table:style-name="ce16" table:number-columns-repeated="1017"/>
          <table:table-cell table:number-columns-repeated="3"/>
        </table:table-row>
        <table:table-row table:style-name="ro8" table:number-rows-repeated="65452">
          <table:table-cell table:style-name="ce16"/>
          <table:table-cell table:style-name="ce6" table:number-columns-repeated="2"/>
          <table:table-cell table:style-name="ce25"/>
          <table:table-cell table:style-name="ce16" table:number-columns-repeated="1017"/>
          <table:table-cell table:number-columns-repeated="3"/>
        </table:table-row>
        <table:table-row table:style-name="ro8" table:number-rows-repeated="11">
          <table:table-cell table:style-name="ce16"/>
          <table:table-cell table:number-columns-repeated="2"/>
          <table:table-cell table:style-name="ce25"/>
          <table:table-cell table:style-name="ce16" table:number-columns-repeated="1017"/>
          <table:table-cell table:number-columns-repeated="3"/>
        </table:table-row>
        <table:table-row table:style-name="ro8" table:number-rows-repeated="983057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CEFACT" table:style-name="ta2" table:print="false">
        <table:table-column table:style-name="co15" table:default-cell-style-name="Default"/>
        <table:table-column table:style-name="co5" table:default-cell-style-name="Default"/>
        <table:table-column table:style-name="co22" table:default-cell-style-name="ce28"/>
        <table:table-column table:style-name="co23" table:default-cell-style-name="Default"/>
        <table:table-column table:style-name="co21" table:default-cell-style-name="Default"/>
        <table:table-column table:style-name="co14" table:number-columns-repeated="1019" table:default-cell-style-name="Default"/>
        <table:table-row table:style-name="ro8">
          <table:table-cell table:style-name="ce13" office:value-type="string">
            <text:p>Source</text:p>
          </table:table-cell>
          <table:table-cell table:style-name="ce13" office:value-type="string">
            <text:p>Rule ID</text:p>
          </table:table-cell>
          <table:table-cell table:style-name="ce15" office:value-type="string">
            <text:p>Predicate</text:p>
          </table:table-cell>
          <table:table-cell table:style-name="ce20" office:value-type="string">
            <text:p>Prerequisite</text:p>
          </table:table-cell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01</text:p>
          </table:table-cell>
          <table:table-cell table:style-name="ce15" office:value-type="string">
            <text:p>(ram:CIExchangedDocumentContext/ram:GuidelineSpecifiedCIDocumentContextParameter/ram:ID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02</text:p>
          </table:table-cell>
          <table:table-cell table:style-name="ce15" office:value-type="string">
            <text:p>(ram:CIExchangedDocumentContext/ram:BusinessProcessSpecifiedCIDocumentContextParameter/ram:ID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03</text:p>
          </table:table-cell>
          <table:table-cell table:style-name="ce15" office:value-type="string">
            <text:p>(ram:CIIHExchangedDocument/ram:ID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04</text:p>
          </table:table-cell>
          <table:table-cell table:style-name="ce15" office:value-type="string">
            <text:p>(ram:CIIHExchangedDocument/ram:IssueDateTime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05</text:p>
          </table:table-cell>
          <table:table-cell table:style-name="ce15" office:value-type="string">
            <text:p>(ram:CIIHSupplyChainTradeTransaction/ram:ApplicableCIIHSupplyChainTradeSettlement/ram:InvoiceCurrencyCode)</text:p>
          </table:table-cell>
          <table:table-cell table:style-name="ce29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06</text:p>
          </table:table-cell>
          <table:table-cell table:style-name="ce15" office:value-type="string">
            <text:p>(ram:CIIHSupplyChainTradeTransaction/ram:ApplicableCIIHSupplyChainTradeAgreement/ram:SellerCITradeParty/ram:Name) or (ram:CIIHSupplyChainTradeTransaction/ram:ApplicableCIIHSupplyChainTradeAgreement/ram:SellerCITradeParty/ram:ID)</text:p>
          </table:table-cell>
          <table:table-cell table:style-name="ce29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08</text:p>
          </table:table-cell>
          <table:table-cell table:style-name="ce15" office:value-type="string">
            <text:p>(ram:CIIHSupplyChainTradeTransaction/ram:ApplicableCIIHSupplyChainTradeAgreement/ram:BuyerCITradeParty/ram:Name) or (ram:CIIHSupplyChainTradeTransaction/ram:ApplicableCIIHSupplyChainTradeAgreement/ram:BuyerCITradeParty/ram:ID)</text:p>
          </table:table-cell>
          <table:table-cell table:style-name="ce29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10</text:p>
          </table:table-cell>
          <table:table-cell table:style-name="ce15" office:value-type="string">
            <text:p>number(ram:CIIHSupplyChainTradeTransaction/ram:ApplicableCIIHSupplyChainTradeSettlement/ram:SpecifiedCIIHTradeSettlementMonetarySummation/ram:LineTotalAmount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11</text:p>
          </table:table-cell>
          <table:table-cell table:style-name="ce15" office:value-type="string">
            <text:p>number(ram:CIIHSupplyChainTradeTransaction/ram:ApplicableCIIHSupplyChainTradeSettlement/ram:SpecifiedCIIHTradeSettlementMonetarySummation/ram:TaxBasisTotalAmount)</text:p>
          </table:table-cell>
          <table:table-cell table:style-name="ce30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12</text:p>
          </table:table-cell>
          <table:table-cell table:style-name="ce15" office:value-type="string">
            <text:p>number(ram:CIIHSupplyChainTradeTransaction/ram:ApplicableCIIHSupplyChainTradeSettlement/ram:SpecifiedCIIHTradeSettlementMonetarySummation/ram:GrandTotalAmount)</text:p>
          </table:table-cell>
          <table:table-cell table:style-name="ce30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13</text:p>
          </table:table-cell>
          <table:table-cell table:style-name="ce15" office:value-type="string">
            <text:p>number(ram:CIIHSupplyChainTradeTransaction/ram:ApplicableCIIHSupplyChainTradeSettlement/ram:SpecifiedCIIHTradeSettlementMonetarySummation/ram:DuePayableAmount)</text:p>
          </table:table-cell>
          <table:table-cell table:style-name="ce30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14</text:p>
          </table:table-cell>
          <table:table-cell table:style-name="ce15" office:value-type="string">
            <text:p>(//ram:IncludedCIILSupplyChainTradeLineItem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15</text:p>
          </table:table-cell>
          <table:table-cell table:style-name="ce15" office:value-type="string">
            <text:p>((//ram:SpecifiedCIILSupplyChainTradeSettlement/ram:ApplicableCITradeTax/ram:CalculatedAmount) and //ram:SpecifiedCIIHTradeSettlementMonetarySummation/ram:TaxTotalAmount) or not(//ram:SpecifiedCIIHTradeSettlementMonetarySummation/ram:TaxTotalAmount)</text:p>
          </table:table-cell>
          <table:table-cell table:style-name="ce31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17</text:p>
          </table:table-cell>
          <table:table-cell table:style-name="ce15" office:value-type="string">
            <text:p>(ram:AssociatedCIILDocumentLineDocument/ram:LineID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18</text:p>
          </table:table-cell>
          <table:table-cell table:style-name="ce15" office:value-type="string">
            <text:p>(ram:SpecifiedCIILSupplyChainTradeDelivery/ram:BilledQuantity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19</text:p>
          </table:table-cell>
          <table:table-cell table:style-name="ce15" office:value-type="string">
            <text:p>(ram:SpecifiedCIILSupplyChainTradeDelivery/ram:BilledQuantity/@unitCode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20</text:p>
          </table:table-cell>
          <table:table-cell table:style-name="ce15" office:value-type="string">
            <text:p>number(ram:SpecifiedCIILSupplyChainTradeSettlement/ram:SpecifiedCIILTradeSettlementMonetarySummation/ram:LineTotalAmount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21</text:p>
          </table:table-cell>
          <table:table-cell table:style-name="ce15" office:value-type="string">
            <text:p>(ram:SpecifiedCITradeProduct/ram:GlobalID) or (ram:SpecifiedCITradeProduct/ram:SellerAssignedID) or (ram:SpecifiedCITradeProduct/ram:Name)</text:p>
          </table:table-cell>
          <table:table-cell table:style-name="ce32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23</text:p>
          </table:table-cell>
          <table:table-cell table:style-name="ce15" office:value-type="string">
            <text:p>(ram:StartDateTime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24</text:p>
          </table:table-cell>
          <table:table-cell table:style-name="ce15" office:value-type="string">
            <text:p>(ram:EndDateTime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25</text:p>
          </table:table-cell>
          <table:table-cell table:style-name="ce15" office:value-type="string">
            <text:p>(ram:Reason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26</text:p>
          </table:table-cell>
          <table:table-cell table:style-name="ce15" office:value-type="string">
            <text:p>(ram:TypeCode = 'VAT') or not(/rsm:CrossIndustryInvoice/ram:CIIHSupplyChainTradeTransaction/ram:ApplicableCIIHSupplyChainTradeSettlement/ram:SubtotalCalculatedCITradeTax/ram:CalculatedAmount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27</text:p>
          </table:table-cell>
          <table:table-cell table:style-name="ce15" office:value-type="string">
            <text:p>boolean(self::node()[ram:TypeCode = 'VAT']/ram:BasisAmount)</text:p>
          </table:table-cell>
          <table:table-cell table:style-name="ce33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28</text:p>
          </table:table-cell>
          <table:table-cell table:style-name="ce15" office:value-type="string">
            <text:p>boolean(self::node()[ram:TypeCode = 'VAT']/ram:CalculatedAmount)</text:p>
          </table:table-cell>
          <table:table-cell table:style-name="ce33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29</text:p>
          </table:table-cell>
          <table:table-cell table:style-name="ce15" office:value-type="string">
            <text:p>(ram:CategoryCode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30</text:p>
          </table:table-cell>
          <table:table-cell table:style-name="ce15" office:value-type="string">
            <text:p>(ram:CalculatedRate) or not(ram:CategoryCode = 'S')</text:p>
          </table:table-cell>
          <table:table-cell table:style-name="ce30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31</text:p>
          </table:table-cell>
          <table:table-cell table:style-name="ce15" office:value-type="string">
            <text:p>(ram:StartDateTime and ram:EndDateTime) and (number(translate(ram:StartDateTime,'-','')) &lt;= number(translate(ram:EndDateTime,'-','')))</text:p>
          </table:table-cell>
          <table:table-cell table:style-name="ce34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32</text:p>
          </table:table-cell>
          <table:table-cell table:style-name="ce15" office:value-type="string">
            <text:p>(ram:SpecifiedCITradeProduct/ram:GlobalID/@schemeID) or not(ram:SpecifiedCITradeProduct/ram:GlobalID)</text:p>
          </table:table-cell>
          <table:table-cell table:style-name="ce30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33</text:p>
          </table:table-cell>
          <table:table-cell table:style-name="ce15" office:value-type="string">
            <text:p>(ram:SpecifiedCITradeProduct/ram:DesignatedCIProductClassification/ram:SystemID) or not(ram:SpecifiedCITradeProduct/ram:DesignatedCIProductClassification)</text:p>
          </table:table-cell>
          <table:table-cell table:style-name="ce30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34</text:p>
          </table:table-cell>
          <table:table-cell table:style-name="ce15" office:value-type="string">
            <text:p>number(ram:SpecifiedCIILSupplyChainTradeAgreement/ram:NetPriceProductCITradePrice/ram:ChargeAmount) &gt;= 0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35</text:p>
          </table:table-cell>
          <table:table-cell table:style-name="ce15" office:value-type="string">
            <text:p>number(ram:CIIHSupplyChainTradeTransaction/ram:ApplicableCIIHSupplyChainTradeSettlement/ram:SpecifiedCIIHTradeSettlementMonetarySummation/ram:GrandTotalAmount) &gt;= 0</text:p>
          </table:table-cell>
          <table:table-cell table:style-name="ce30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37</text:p>
          </table:table-cell>
          <table:table-cell table:style-name="ce15" office:value-type="string">
            <text:p>number(ram:CIIHSupplyChainTradeTransaction/ram:ApplicableCIIHSupplyChainTradeSettlement/ram:SpecifiedCIIHTradeSettlementMonetarySummation/ram:DuePayableAmount) &gt;= 0</text:p>
          </table:table-cell>
          <table:table-cell table:style-name="ce30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43</text:p>
          </table:table-cell>
          <table:table-cell table:style-name="ce15" office:value-type="string">
            <text:p>(ram:CategoryCITradeTax/ram:CategoryCode) and (/rsm:CrossIndustryInvoice/ram:CIIHSupplyChainTradeTransaction/ram:ApplicableCIIHSupplyChainTradeSettlement/ram:SubtotalCalculatedCITradeTax/ram:CategoryCode = 'VAT')</text:p>
          </table:table-cell>
          <table:table-cell table:style-name="ce29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44</text:p>
          </table:table-cell>
          <table:table-cell table:style-name="ce15" office:value-type="string">
            <text:p>(ram:CIIHSupplyChainTradeTransaction/ram:ApplicableCIIHSupplyChainTradeAgreement/ram:SellerCITradeParty/ram:SpecifiedCITaxRegistration/ram:ID) or not(ram:CIIHSupplyChainTradeTransaction/ram:ApplicableCIIHSupplyChainTradeSettlement/ram:SubtotalCalculatedCITradeTax/ram:TypeCode = 'VAT')</text:p>
          </table:table-cell>
          <table:table-cell table:style-name="ce29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45</text:p>
          </table:table-cell>
          <table:table-cell table:style-name="ce15" office:value-type="string">
            <text:p>(ram:ExemptionReason) or not((ram:CategoryCode='E') or (ram:CategoryCode='AE'))</text:p>
          </table:table-cell>
          <table:table-cell table:style-name="ce35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46</text:p>
          </table:table-cell>
          <table:table-cell table:style-name="ce15" office:value-type="string">
            <text:p>(ram:SpecifiedCIILSupplyChainTradeSettlement/ram:ApplicableCITradeTax/ram:CategoryCode) or not(//ram:CIIHSupplyChainTradeTransaction/ram:ApplicableCIIHSupplyChainTradeSettlement/ram:SubtotalCalculatedCITradeTax/ram:TypeCode='VAT')</text:p>
          </table:table-cell>
          <table:table-cell table:style-name="ce29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47</text:p>
          </table:table-cell>
          <table:table-cell table:style-name="ce15" office:value-type="string">
            <text:p>(ram:CIIHSupplyChainTradeTransaction/ram:ApplicableCIIHSupplyChainTradeAgreement/ram:BuyerCITradeParty/ram:SpecifiedCITaxRegistration/ram:ID) or not(ram:CIIHSupplyChainTradeTransaction/ram:ApplicableCIIHSupplyChainTradeSettlement/ram:SubtotalCalculatedCITradeTax/ram:CategoryCode = 'AE')</text:p>
          </table:table-cell>
          <table:table-cell table:style-name="ce29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48</text:p>
          </table:table-cell>
          <table:table-cell table:style-name="ce15" office:value-type="string">
            <text:p>count(//ram:SubtotalCalculatedCITradeTax/ram:CategoryCode) = count(//ram:SubtotalCalculatedCITradeTax/ram:CategoryCode[. = 'AE']) or count(//ram:SubtotalCalculatedCITradeTax/ram:CategoryCode[. = 'AE']) = 0</text:p>
          </table:table-cell>
          <table:table-cell table:style-name="ce3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49</text:p>
          </table:table-cell>
          <table:table-cell table:style-name="ce15" office:value-type="string">
            <text:p>(ram:CIIHSupplyChainTradeTransaction/ram:ApplicableCIIHSupplyChainTradeSettlement/ram:SubtotalCalculatedCITradeTax[ram:CategoryCode = 'AE']/ram:BasisAmount = ram:CIIHSupplyChainTradeTransaction/ram:ApplicableCIIHSupplyChainTradeSettlement/ram:SubtotalCalculatedCITradeTax[ram:CategoryCode = 'AE']/ram:BasisAmount)</text:p>
          </table:table-cell>
          <table:table-cell table:style-name="ce37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50</text:p>
          </table:table-cell>
          <table:table-cell table:style-name="ce15" office:value-type="string">
            <text:p>(//ram:SpecifiedCIILSupplyChainTradeSettlement[ram:SpecifiedCITradeAllowanceCharge/ram:CategoryCITradeTax/ram:CategoryCode = 'AE']/ram:SpecifiedCIIHTradeSettlementMonetarySummation/ram:TaxTotalAmount = 0) or not(//ram:SpecifiedCIILSupplyChainTradeSettlement/ram:SpecifiedCITradeAllowanceCharge/ram:CategoryCITradeTax/ram:CategoryCode = 'AE')</text:p>
          </table:table-cell>
          <table:table-cell table:style-name="ce3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51</text:p>
          </table:table-cell>
          <table:table-cell table:style-name="ce15" office:value-type="string">
            <text:p>number(ram:LineTotalAmount) = number(round(sum(//ram:IncludedCIILSupplyChainTradeLineItem/*/*/ram:LineTotalAmount) * 10 * 10) div 100)</text:p>
          </table:table-cell>
          <table:table-cell table:style-name="ce29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52</text:p>
          </table:table-cell>
          <table:table-cell table:style-name="ce15" office:value-type="string">
            <text:p>((ram:ChargeTotalAmount) and (ram:AllowanceTotalAmount) and (number(ram:TaxBasisTotalAmount) = (number(ram:LineTotalAmount) + number(ram:ChargeTotalAmount) - number(ram:AllowanceTotalAmount)))) or (not(ram:ChargeTotalAmount) and (ram:AllowanceTotalAmount) and (number(ram:TaxBasisTotalAmount) = number(ram:LineTotalAmount) - number(ram:AllowanceTotalAmount))) or ((ram:ChargeTotalAmount) and not(ram:AllowanceTotalAmount) and (number(ram:TaxBasisTotalAmount) = number(ram:LineTotalAmount) + number(ram:ChargeTotalAmount))) or (not(ram:ChargeTotalAmount) and not(ram:AllowanceTotalAmount) and (number(ram:TaxBasisTotalAmount) = number(ram:LineTotalAmount)))</text:p>
          </table:table-cell>
          <table:table-cell table:style-name="ce3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53</text:p>
          </table:table-cell>
          <table:table-cell table:style-name="ce15" office:value-type="string">
            <text:p>((ram:RoundingAmount) and (number(ram:GrandTotalAmount) = number(ram:TaxBasisTotalAmount) + number(round(sum(/rsm:CrossIndustryInvoice/ram:CIIHSupplyChainTradeTransaction/ram:ApplicableCIIHSupplyChainTradeSettlement/ram:SpecifiedCIIHTradeSettlementMonetarySummation/ram:TaxTotalAmount) * 10 * 10) div 100) + number(ram:RoundingAmount)) <text:s/>or (number(ram:GrandTotalAmount) = number(ram:TaxBasisTotalAmount) + number(round(sum(/rsm:CrossIndustryInvoice/ram:CIIHSupplyChainTradeTransaction/ram:ApplicableCIIHSupplyChainTradeSettlement/ram:SpecifiedCIIHTradeSettlementMonetarySummation/ram:TaxTotalAmount) * 10 * 10) div 100)))</text:p>
          </table:table-cell>
          <table:table-cell table:style-name="ce3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54</text:p>
          </table:table-cell>
          <table:table-cell table:style-name="ce15" office:value-type="string">
            <text:p>ram:AllowanceTotalAmount = (round(sum(/rsm:CrossIndustryInvoice/ram:CIIHSupplyChainTradeTransaction/ram:ApplicableCIIHSupplyChainTradeSettlement/ram:SpecifiedCITradeAllowanceCharge[ram:ChargeIndicator="false"]/ram:ActualAmount) * 10 * 10) div 100) or not(ram:AllowanceTotalAmount)</text:p>
          </table:table-cell>
          <table:table-cell table:style-name="ce29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55</text:p>
          </table:table-cell>
          <table:table-cell table:style-name="ce15" office:value-type="string">
            <text:p>ram:ChargeTotalAmount = (round(sum(/rsm:CrossIndustryInvoice/ram:CIIHSupplyChainTradeTransaction/ram:ApplicableCIIHSupplyChainTradeSettlement/ram:SpecifiedCITradeAllowanceCharge[ram:ChargeIndicator="true"]/ram:ActualAmount) * 10 * 10) div 100) or not(ram:ChargeTotalAmount)</text:p>
          </table:table-cell>
          <table:table-cell table:style-name="ce29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56</text:p>
          </table:table-cell>
          <table:table-cell table:style-name="ce15" office:value-type="string">
            <text:p>(ram:TotalPrepaidAmount) and number(ram:DuePayableAmount) = (ram:GrandTotalAmount - ram:TotalPrepaidAmount) or (ram:DuePayableAmount = ram:TotalPrepaidAmount) </text:p>
          </table:table-cell>
          <table:table-cell table:style-name="ce3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58</text:p>
          </table:table-cell>
          <table:table-cell table:style-name="ce15" office:value-type="string">
            <text:p>((//ram:TaxTotalAmount) and (round(sum(ram:SubtotalCalculatedCITradeTax/ram:BasisAmount) *10 * 10) div 100 = number(//ram:TaxBasisTotalAmount))) or <text:s/>not((ram:TaxTotalAmount))</text:p>
          </table:table-cell>
          <table:table-cell table:style-name="ce3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15" office:value-type="string">
            <text:p><text:span text:style-name="T1">Payment </text:span><text:span text:style-name="T2">Means</text:span></text:p>
          </table:table-cell>
          <table:table-cell table:style-name="ce15" office:value-type="string">
            <text:p>//ram:SpecifiedCITradeSettlementPaymentMeans</text:p>
          </table:table-cell>
          <table:table-cell table:style-name="ce25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17" office:value-type="string">
            <text:p><text:span text:style-name="T1">VAT </text:span><text:span text:style-name="T2">category</text:span></text:p>
          </table:table-cell>
          <table:table-cell table:style-name="ce15" office:value-type="string">
            <text:p>//ram:SubtotalCalculatedCITradeTax</text:p>
          </table:table-cell>
          <table:table-cell table:style-name="ce25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office:value-type="string">
            <text:p>Credit Note Line</text:p>
          </table:table-cell>
          <table:table-cell table:style-name="ce15" office:value-type="string">
            <text:p>//ram:IncludedCIILSupplyChainTradeLineItem</text:p>
          </table:table-cell>
          <table:table-cell table:style-name="ce24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17" office:value-type="string">
            <text:p><text:span text:style-name="T1">Invoice </text:span><text:span text:style-name="T2">Period Information</text:span></text:p>
          </table:table-cell>
          <table:table-cell table:style-name="ce15" office:value-type="string">
            <text:p>//ram:BillingCISpecifiedPeriod</text:p>
          </table:table-cell>
          <table:table-cell table:style-name="ce25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15" office:value-type="string">
            <text:p><text:span text:style-name="T1">Allowance </text:span><text:span text:style-name="T2">Charge</text:span></text:p>
          </table:table-cell>
          <table:table-cell table:style-name="ce15" office:value-type="string">
            <text:p>//ram:SpecifiedCITradeAllowanceCharge</text:p>
          </table:table-cell>
          <table:table-cell table:style-name="ce25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17" office:value-type="string">
            <text:p><text:span text:style-name="T1">Document </text:span><text:span text:style-name="T2">level Allowance or Charge</text:span></text:p>
          </table:table-cell>
          <table:table-cell table:style-name="ce15" office:value-type="string">
            <text:p>/rsm:CrossIndustryInvoice/ram:CIIHSupplyChainTradeTransaction/ram:ApplicableCIIHSupplyChainTradeSettlement/ram:SpecifiedCITradeAllowanceCharge</text:p>
          </table:table-cell>
          <table:table-cell table:style-name="ce25"/>
          <table:table-cell table:style-name="ce16" table:number-columns-repeated="1017"/>
          <table:table-cell table:number-columns-repeated="3"/>
        </table:table-row>
        <table:table-row table:style-name="ro8">
          <table:table-cell table:style-name="ce14" office:value-type="string">
            <text:p>T14</text:p>
          </table:table-cell>
          <table:table-cell office:value-type="string">
            <text:p>Credit Note</text:p>
          </table:table-cell>
          <table:table-cell table:style-name="ce15" office:value-type="string">
            <text:p>/rsm:CrossIndustryInvoice</text:p>
          </table:table-cell>
          <table:table-cell table:style-name="ce25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6" office:value-type="string">
            <text:p>T14</text:p>
          </table:table-cell>
          <table:table-cell table:style-name="ce18" office:value-type="string">
            <text:p>Total Credit Note</text:p>
          </table:table-cell>
          <table:table-cell table:style-name="ce15" office:value-type="string">
            <text:p>//ram:SpecifiedCIIHTradeSettlementMonetarySummation</text:p>
          </table:table-cell>
          <table:table-cell table:style-name="ce25"/>
          <table:table-cell table:style-name="ce16" table:number-columns-repeated="1017"/>
          <table:table-cell table:number-columns-repeated="3"/>
        </table:table-row>
        <table:table-row table:style-name="ro8" table:number-rows-repeated="65452">
          <table:table-cell table:style-name="ce16"/>
          <table:table-cell table:style-name="ce6"/>
          <table:table-cell table:style-name="ce27"/>
          <table:table-cell table:style-name="ce25"/>
          <table:table-cell table:style-name="ce16" table:number-columns-repeated="1017"/>
          <table:table-cell table:number-columns-repeated="3"/>
        </table:table-row>
        <table:table-row table:style-name="ro8" table:number-rows-repeated="7">
          <table:table-cell table:style-name="ce16"/>
          <table:table-cell table:number-columns-repeated="2"/>
          <table:table-cell table:style-name="ce25"/>
          <table:table-cell table:style-name="ce16" table:number-columns-repeated="1017"/>
          <table:table-cell table:number-columns-repeated="3"/>
        </table:table-row>
        <table:table-row table:style-name="ro8" table:number-rows-repeated="4">
          <table:table-cell table:style-name="ce16"/>
          <table:table-cell table:number-columns-repeated="3"/>
          <table:table-cell table:style-name="ce16" table:number-columns-repeated="1017"/>
          <table:table-cell table:number-columns-repeated="3"/>
        </table:table-row>
        <table:table-row table:style-name="ro8" table:number-rows-repeated="983056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artifacts" table:style-name="ta1">
        <table:table-column table:style-name="co14" table:default-cell-style-name="Default"/>
        <table:table-column table:style-name="co17" table:default-cell-style-name="Default"/>
        <table:table-column table:style-name="co14" table:default-cell-style-name="Default"/>
        <table:table-column table:style-name="co18" table:default-cell-style-name="Default"/>
        <table:table-column table:style-name="co14" table:number-columns-repeated="1019" table:default-cell-style-name="Default"/>
        <table:table-column table:style-name="co19" table:default-cell-style-name="Default"/>
        <table:table-row table:style-name="ro21">
          <table:table-cell table:style-name="ce42" office:value-type="string">
            <text:p>Profile</text:p>
          </table:table-cell>
          <table:table-cell table:style-name="ce42" office:value-type="string">
            <text:p>Transaction</text:p>
          </table:table-cell>
          <table:table-cell table:style-name="ce42" office:value-type="string">
            <text:p>Binding</text:p>
          </table:table-cell>
          <table:table-cell table:style-name="ce42" office:value-type="string">
            <text:p>Codelist</text:p>
          </table:table-cell>
          <table:table-cell table:style-name="ce10" office:value-type="string">
            <text:p>Instance Namespace</text:p>
          </table:table-cell>
          <table:table-cell table:style-name="ce10" table:number-columns-repeated="1019"/>
        </table:table-row>
        <table:table-row table:style-name="ro21">
          <table:table-cell table:style-name="ce10"/>
          <table:table-cell table:style-name="ce10" office:value-type="string">
            <text:p>T14</text:p>
          </table:table-cell>
          <table:table-cell table:style-name="ce10" office:value-type="string">
            <text:p>UBL</text:p>
          </table:table-cell>
          <table:table-cell table:style-name="ce10" office:value-type="string">
            <text:p>BIIRULESCodesT14-UBL.sch</text:p>
          </table:table-cell>
          <table:table-cell table:style-name="ce43" office:value-type="string">
            <text:p>urn:oasis:names:specification:ubl:schema:xsd:CreditNote-2</text:p>
          </table:table-cell>
          <table:table-cell table:style-name="ce10" table:number-columns-repeated="1019"/>
        </table:table-row>
        <table:table-row table:style-name="ro21">
          <table:table-cell table:style-name="ce10"/>
          <table:table-cell table:style-name="ce10" office:value-type="string">
            <text:p>T14</text:p>
          </table:table-cell>
          <table:table-cell table:style-name="ce10" office:value-type="string">
            <text:p>CEFACT</text:p>
          </table:table-cell>
          <table:table-cell table:style-name="ce10" office:value-type="string">
            <text:p>BIIRULESCodesT14-CEFACT.sch</text:p>
          </table:table-cell>
          <table:table-cell table:style-name="ce43" office:value-type="string">
            <text:p>urn:un:unece:uncefact:data:standard:CrossIndustryInvoice:4</text:p>
          </table:table-cell>
          <table:table-cell table:style-name="ce15" office:value-type="string">
            <text:p>urn:un:unece:uncefact:data:Standard:ReusableAggregateBusinessInformationEntity:10</text:p>
          </table:table-cell>
          <table:table-cell table:style-name="ce15" office:value-type="string">
            <text:p>urn:un:unece:uncefact:data:standard:UnqualifiedDataType:10</text:p>
          </table:table-cell>
          <table:table-cell table:style-name="ce10" table:number-columns-repeated="1017"/>
        </table:table-row>
        <table:table-row table:style-name="ro6" table:number-rows-repeated="65533">
          <table:table-cell table:style-name="ce10" table:number-columns-repeated="1024"/>
        </table:table-row>
        <table:table-row table:style-name="ro6" table:number-rows-repeated="983039">
          <table:table-cell table:number-columns-repeated="1024"/>
        </table:table-row>
        <table:table-row table:style-name="ro6">
          <table:table-cell table:number-columns-repeated="1024"/>
        </table:table-row>
      </table:table>
      <table:database-ranges>
        <table:database-range table:target-range-address="abstract.A1:abstract.AMJ1048576">
          <table:sort>
            <table:sort-by table:field-number="2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alibri" svg:font-family="Calibri"/>
    <style:font-face style:name="Cambria" svg:font-family="Cambria"/>
    <style:font-face style:name="Verdana" svg:font-family="Verdana"/>
    <style:font-face style:name="Verdana1" svg:font-family="Verdana1"/>
    <style:font-face style:name="Verdana21" svg:font-family="Verdana2"/>
    <style:font-face style:name="Verdana3" svg:font-family="Verdana" style:font-family-generic="swiss"/>
    <style:font-face style:name="Arial" svg:font-family="Arial" style:font-family-generic="swiss" style:font-pitch="variable"/>
    <style:font-face style:name="Verdana2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5104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5104P0"/>
    </number:currency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6P0" style:volatile="true">
      <number:text>€ </number:text>
      <number:number number:decimal-places="0" number:min-integer-digits="1" number:grouping="true"/>
    </number:number-style>
    <number:number-style style:name="N106">
      <number:text>-€ 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€ </number:text>
      <number:number number:decimal-places="0" number:min-integer-digits="1" number:grouping="true"/>
    </number:number-style>
    <number:number-style style:name="N107">
      <style:text-properties fo:color="#ff0000"/>
      <number:text>-€ </number:text>
      <number:number number:decimal-places="0" number:min-integer-digits="1" number:grouping="true"/>
      <style:map style:condition="value()&gt;=0" style:apply-style-name="N107P0"/>
    </number:number-style>
    <number:number-style style:name="N109P0" style:volatile="true">
      <number:text>€ </number:text>
      <number:number number:decimal-places="2" number:min-integer-digits="1" number:grouping="true"/>
    </number:number-style>
    <number:number-style style:name="N109">
      <number:text>-€ 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text>€ </number:text>
      <number:number number:decimal-places="2" number:min-integer-digits="1" number:grouping="true"/>
    </number:number-style>
    <number:number-style style:name="N110">
      <style:text-properties fo:color="#ff0000"/>
      <number:text>-€ 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P1" style:volatile="true">
      <number:text>-</number:text>
      <number:number number:decimal-places="0" number:min-integer-digits="1" number:grouping="true"/>
      <number:text> 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€ </number:text>
      <number:number number:decimal-places="0" number:min-integer-digits="1" number:grouping="true"/>
      <number:text> </number:text>
    </number:number-style>
    <number:number-style style:name="N122P1" style:volatile="true">
      <number:text>-€ </number:text>
      <number:number number:decimal-places="0" number:min-integer-digits="1" number:grouping="true"/>
      <number:text> </number:text>
    </number:number-style>
    <number:number-style style:name="N122P2" style:volatile="true">
      <number:text> €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text>-</number:text>
      <number:number number:decimal-places="2" number:min-integer-digits="1" number:grouping="true"/>
      <number:text> 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€ </number:text>
      <number:number number:decimal-places="2" number:min-integer-digits="1" number:grouping="true"/>
      <number:text> </number:text>
    </number:number-style>
    <number:number-style style:name="N130P1" style:volatile="true">
      <number:text>-€ </number:text>
      <number:number number:decimal-places="2" number:min-integer-digits="1" number:grouping="true"/>
      <number:text> </number:text>
    </number:number-style>
    <number:number-style style:name="N130P2" style:volatile="true">
      <number:text> €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currency-style style:name="N136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36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36P0"/>
    </number:currency-style>
    <number:currency-style style:name="N5103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Verdana" fo:font-size="11pt" style:font-name-asian="Verdana" style:font-size-asian="11pt" style:font-name-complex="Verdana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_32_0_25__20_-_20_Akzent1" style:display-name="20% - Akzent1" style:family="table-cell" style:parent-style-name="Default" style:data-style-name="N0">
      <style:table-cell-properties fo:background-color="#ffffff" style:vertical-align="automatic"/>
      <style:text-properties style:font-name="Calibri" style:font-name-asian="Calibri" style:font-name-complex="Calibri"/>
    </style:style>
    <style:style style:name="_32_0_25__20_-_20_Akzent2" style:display-name="20% - Akzent2" style:family="table-cell" style:parent-style-name="Default" style:data-style-name="N0">
      <style:table-cell-properties fo:background-color="#ffcc99" style:vertical-align="automatic"/>
      <style:text-properties style:font-name="Calibri" style:font-name-asian="Calibri" style:font-name-complex="Calibri"/>
    </style:style>
    <style:style style:name="_32_0_25__20_-_20_Akzent3" style:display-name="20% - Akzent3" style:family="table-cell" style:parent-style-name="Default" style:data-style-name="N0">
      <style:table-cell-properties fo:background-color="#ffffcc" style:vertical-align="automatic"/>
      <style:text-properties style:font-name="Calibri" style:font-name-asian="Calibri" style:font-name-complex="Calibri"/>
    </style:style>
    <style:style style:name="_32_0_25__20_-_20_Akzent4" style:display-name="20% - Akzent4" style:family="table-cell" style:parent-style-name="Default" style:data-style-name="N0">
      <style:table-cell-properties fo:background-color="#ffffff" style:vertical-align="automatic"/>
      <style:text-properties style:font-name="Calibri" style:font-name-asian="Calibri" style:font-name-complex="Calibri"/>
    </style:style>
    <style:style style:name="_32_0_25__20_-_20_Akzent5" style:display-name="20% - Akzent5" style:family="table-cell" style:parent-style-name="Default" style:data-style-name="N0">
      <style:table-cell-properties fo:background-color="#ccffff" style:vertical-align="automatic"/>
      <style:text-properties style:font-name="Calibri" style:font-name-asian="Calibri" style:font-name-complex="Calibri"/>
    </style:style>
    <style:style style:name="_32_0_25__20_-_20_Akzent6" style:display-name="20% - Akzent6" style:family="table-cell" style:parent-style-name="Default" style:data-style-name="N0">
      <style:table-cell-properties fo:background-color="#ffcc99" style:vertical-align="automatic"/>
      <style:text-properties style:font-name="Calibri" style:font-name-asian="Calibri" style:font-name-complex="Calibri"/>
    </style:style>
    <style:style style:name="_34_0_25__20_-_20_Akzent1" style:display-name="40% - Akzent1" style:family="table-cell" style:parent-style-name="Default" style:data-style-name="N0">
      <style:table-cell-properties fo:background-color="#c0c0c0" style:vertical-align="automatic"/>
      <style:text-properties style:font-name="Calibri" style:font-name-asian="Calibri" style:font-name-complex="Calibri"/>
    </style:style>
    <style:style style:name="_34_0_25__20_-_20_Akzent2" style:display-name="40% - Akzent2" style:family="table-cell" style:parent-style-name="Default" style:data-style-name="N0">
      <style:table-cell-properties fo:background-color="#ff8080" style:vertical-align="automatic"/>
      <style:text-properties style:font-name="Calibri" style:font-name-asian="Calibri" style:font-name-complex="Calibri"/>
    </style:style>
    <style:style style:name="_34_0_25__20_-_20_Akzent3" style:display-name="40% - Akzent3" style:family="table-cell" style:parent-style-name="Default" style:data-style-name="N0">
      <style:table-cell-properties fo:background-color="#ffff99" style:vertical-align="automatic"/>
      <style:text-properties style:font-name="Calibri" style:font-name-asian="Calibri" style:font-name-complex="Calibri"/>
    </style:style>
    <style:style style:name="_34_0_25__20_-_20_Akzent4" style:display-name="40% - Akzent4" style:family="table-cell" style:parent-style-name="Default" style:data-style-name="N0">
      <style:table-cell-properties fo:background-color="#c0c0c0" style:vertical-align="automatic"/>
      <style:text-properties style:font-name="Calibri" style:font-name-asian="Calibri" style:font-name-complex="Calibri"/>
    </style:style>
    <style:style style:name="_34_0_25__20_-_20_Akzent5" style:display-name="40% - Akzent5" style:family="table-cell" style:parent-style-name="Default" style:data-style-name="N0">
      <style:table-cell-properties fo:background-color="#99ccff" style:vertical-align="automatic"/>
      <style:text-properties style:font-name="Calibri" style:font-name-asian="Calibri" style:font-name-complex="Calibri"/>
    </style:style>
    <style:style style:name="_34_0_25__20_-_20_Akzent6" style:display-name="40% - Akzent6" style:family="table-cell" style:parent-style-name="Default" style:data-style-name="N0">
      <style:table-cell-properties fo:background-color="#ffcc99" style:vertical-align="automatic"/>
      <style:text-properties style:font-name="Calibri" style:font-name-asian="Calibri" style:font-name-complex="Calibri"/>
    </style:style>
    <style:style style:name="_36_0_25__20_-_20_Akzent1" style:display-name="60% - Akzent1" style:family="table-cell" style:parent-style-name="Default" style:data-style-name="N0">
      <style:table-cell-properties fo:background-color="#33cccc" style:vertical-align="automatic"/>
      <style:text-properties fo:color="#ffffff" style:font-name="Calibri" style:font-name-asian="Calibri" style:font-name-complex="Calibri"/>
    </style:style>
    <style:style style:name="_36_0_25__20_-_20_Akzent2" style:display-name="60% - Akzent2" style:family="table-cell" style:parent-style-name="Default" style:data-style-name="N0">
      <style:table-cell-properties fo:background-color="#ff8080" style:vertical-align="automatic"/>
      <style:text-properties fo:color="#ffffff" style:font-name="Calibri" style:font-name-asian="Calibri" style:font-name-complex="Calibri"/>
    </style:style>
    <style:style style:name="_36_0_25__20_-_20_Akzent3" style:display-name="60% - Akzent3" style:family="table-cell" style:parent-style-name="Default" style:data-style-name="N0">
      <style:table-cell-properties fo:background-color="#ffff99" style:vertical-align="automatic"/>
      <style:text-properties fo:color="#ffffff" style:font-name="Calibri" style:font-name-asian="Calibri" style:font-name-complex="Calibri"/>
    </style:style>
    <style:style style:name="_36_0_25__20_-_20_Akzent4" style:display-name="60% - Akzent4" style:family="table-cell" style:parent-style-name="Default" style:data-style-name="N0">
      <style:table-cell-properties fo:background-color="#c0c0c0" style:vertical-align="automatic"/>
      <style:text-properties fo:color="#ffffff" style:font-name="Calibri" style:font-name-asian="Calibri" style:font-name-complex="Calibri"/>
    </style:style>
    <style:style style:name="_36_0_25__20_-_20_Akzent5" style:display-name="60% - Akzent5" style:family="table-cell" style:parent-style-name="Default" style:data-style-name="N0">
      <style:table-cell-properties fo:background-color="#33cccc" style:vertical-align="automatic"/>
      <style:text-properties fo:color="#ffffff" style:font-name="Calibri" style:font-name-asian="Calibri" style:font-name-complex="Calibri"/>
    </style:style>
    <style:style style:name="_36_0_25__20_-_20_Akzent6" style:display-name="60% - Akzent6" style:family="table-cell" style:parent-style-name="Default" style:data-style-name="N0">
      <style:table-cell-properties fo:background-color="#ffcc99" style:vertical-align="automatic"/>
      <style:text-properties fo:color="#ffffff" style:font-name="Calibri" style:font-name-asian="Calibri" style:font-name-complex="Calibri"/>
    </style:style>
    <style:style style:name="Akzent1" style:family="table-cell" style:parent-style-name="Default" style:data-style-name="N0">
      <style:table-cell-properties fo:background-color="#33cccc" style:vertical-align="automatic"/>
      <style:text-properties fo:color="#ffffff" style:font-name="Calibri" style:font-name-asian="Calibri" style:font-name-complex="Calibri"/>
    </style:style>
    <style:style style:name="Akzent2" style:family="table-cell" style:parent-style-name="Default" style:data-style-name="N0">
      <style:table-cell-properties fo:background-color="#90713a" style:vertical-align="automatic"/>
      <style:text-properties fo:color="#ffffff" style:font-name="Calibri" style:font-name-asian="Calibri" style:font-name-complex="Calibri"/>
    </style:style>
    <style:style style:name="Akzent3" style:family="table-cell" style:parent-style-name="Default" style:data-style-name="N0">
      <style:table-cell-properties fo:background-color="#90713a" style:vertical-align="automatic"/>
      <style:text-properties fo:color="#ffffff" style:font-name="Calibri" style:font-name-asian="Calibri" style:font-name-complex="Calibri"/>
    </style:style>
    <style:style style:name="Akzent4" style:family="table-cell" style:parent-style-name="Default" style:data-style-name="N0">
      <style:table-cell-properties fo:background-color="#666699" style:vertical-align="automatic"/>
      <style:text-properties fo:color="#ffffff" style:font-name="Calibri" style:font-name-asian="Calibri" style:font-name-complex="Calibri"/>
    </style:style>
    <style:style style:name="Akzent5" style:family="table-cell" style:parent-style-name="Default" style:data-style-name="N0">
      <style:table-cell-properties fo:background-color="#33cccc" style:vertical-align="automatic"/>
      <style:text-properties fo:color="#ffffff" style:font-name="Calibri" style:font-name-asian="Calibri" style:font-name-complex="Calibri"/>
    </style:style>
    <style:style style:name="Akzent6" style:family="table-cell" style:parent-style-name="Default" style:data-style-name="N0">
      <style:table-cell-properties fo:background-color="#ff6600" style:vertical-align="automatic"/>
      <style:text-properties fo:color="#ffffff" style:font-name="Calibri" style:font-name-asian="Calibri" style:font-name-complex="Calibri"/>
    </style:style>
    <style:style style:name="Ausgabe" style:family="table-cell" style:parent-style-name="Default" style:data-style-name="N0">
      <style:table-cell-properties fo:background-color="#ffffff" fo:border="0.002cm solid #333333" style:vertical-align="automatic"/>
      <style:text-properties fo:color="#333333" style:font-name="Calibri" fo:font-weight="bold" style:font-name-asian="Calibri" style:font-weight-asian="bold" style:font-name-complex="Calibri" style:font-weight-complex="bold"/>
    </style:style>
    <style:style style:name="Berechnung" style:family="table-cell" style:parent-style-name="Default" style:data-style-name="N0">
      <style:table-cell-properties fo:background-color="#ffffff" fo:border="0.002cm solid #808080" style:vertical-align="automatic"/>
      <style:text-properties fo:color="#ff9900" style:font-name="Calibri" fo:font-weight="bold" style:font-name-asian="Calibri" style:font-weight-asian="bold" style:font-name-complex="Calibri" style:font-weight-complex="bold"/>
    </style:style>
    <style:style style:name="Eingabe" style:family="table-cell" style:parent-style-name="Default" style:data-style-name="N0">
      <style:table-cell-properties fo:background-color="#ffcc99" fo:border="0.002cm solid #808080" style:vertical-align="automatic"/>
      <style:text-properties fo:color="#333399" style:font-name="Calibri" style:font-name-asian="Calibri" style:font-name-complex="Calibri"/>
    </style:style>
    <style:style style:name="Ergebnis" style:family="table-cell" style:parent-style-name="Default" style:data-style-name="N0">
      <style:table-cell-properties fo:border-bottom="0.039cm double #33cccc" style:border-line-width-bottom="0.002cm 0.035cm 0.002cm" fo:background-color="transparent" fo:border-left="none" fo:border-right="none" fo:border-top="0.002cm solid #33cccc" style:vertical-align="automatic"/>
      <style:text-properties style:font-name="Calibri" fo:font-weight="bold" style:font-name-asian="Calibri" style:font-weight-asian="bold" style:font-name-complex="Calibri" style:font-weight-complex="bold"/>
    </style:style>
    <style:style style:name="Erklärender_20_Text" style:display-name="Erklärender Text" style:family="table-cell" style:parent-style-name="Default" style:data-style-name="N0">
      <style:table-cell-properties fo:background-color="transparent" style:vertical-align="automatic"/>
      <style:text-properties fo:color="#808080" style:font-name="Calibri" fo:font-style="italic" style:font-name-asian="Calibri" style:font-style-asian="italic" style:font-name-complex="Calibri" style:font-style-complex="italic"/>
    </style:style>
    <style:style style:name="Excel_5f_CondFormat_5f_1_5f_1_5f_1" style:display-name="Excel_CondFormat_1_1_1" style:family="table-cell" style:parent-style-name="Default" style:data-style-name="N0">
      <style:table-cell-properties fo:background-color="#99ccff" style:vertical-align="automatic"/>
    </style:style>
    <style:style style:name="Gut" style:family="table-cell" style:parent-style-name="Default" style:data-style-name="N0">
      <style:table-cell-properties fo:background-color="#ccffcc" style:vertical-align="automatic"/>
      <style:text-properties fo:color="#006411" style:font-name="Calibri" style:font-name-asian="Calibri" style:font-name-complex="Calibri"/>
    </style:style>
    <style:style style:name="Heading_20_5" style:display-name="Heading 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6" style:display-name="Heading 6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Verdana1" fo:font-size="16pt" fo:font-style="italic" fo:font-weight="bold" style:font-name-asian="Verdana1" style:font-size-asian="16pt" style:font-style-asian="italic" style:font-weight-asian="bold" style:font-name-complex="Verdana1" style:font-size-complex="16pt" style:font-style-complex="italic" style:font-weight-complex="bold"/>
    </style:style>
    <style:style style:name="Heading_20_7" style:display-name="Heading 7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8" style:display-name="Heading 8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Verdana1" fo:font-size="16pt" fo:font-style="italic" fo:font-weight="bold" style:font-name-asian="Verdana1" style:font-size-asian="16pt" style:font-style-asian="italic" style:font-weight-asian="bold" style:font-name-complex="Verdana1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_20_3" style:display-name="Heading1 3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style:font-name="Verdana1" fo:font-size="16pt" fo:font-style="italic" fo:font-weight="bold" style:font-name-asian="Verdana1" style:font-size-asian="16pt" style:font-style-asian="italic" style:font-weight-asian="bold" style:font-name-complex="Verdana1" style:font-size-complex="16pt" style:font-style-complex="italic" style:font-weight-complex="bold"/>
    </style:style>
    <style:style style:name="Heading1_20_4" style:display-name="Heading1 4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_20_5" style:display-name="Heading1 5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style:font-name="Verdana1" fo:font-size="16pt" fo:font-style="italic" fo:font-weight="bold" style:font-name-asian="Verdana1" style:font-size-asian="16pt" style:font-style-asian="italic" style:font-weight-asian="bold" style:font-name-complex="Verdana1" style:font-size-complex="16pt" style:font-style-complex="italic" style:font-weight-complex="bold"/>
    </style:style>
    <style:style style:name="Neutral_20_2" style:display-name="Neutral 2" style:family="table-cell" style:parent-style-name="Default" style:data-style-name="N0">
      <style:table-cell-properties fo:background-color="#ffff99" style:vertical-align="automatic"/>
      <style:text-properties fo:color="#993300" style:font-name="Calibri" style:font-name-asian="Calibri" style:font-name-complex="Calibri"/>
    </style:style>
    <style:style style:name="Neutral_20_3" style:display-name="Neutral 3" style:family="table-cell" style:parent-style-name="Default" style:data-style-name="N0">
      <style:table-cell-properties fo:background-color="#ffff99" style:vertical-align="automatic"/>
      <style:text-properties fo:color="#993300" style:font-name="Calibri" style:font-name-asian="Calibri" style:font-name-complex="Calibri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</style:style>
    <style:style style:name="Normal_20_3" style:display-name="Normal 3" style:family="table-cell" style:parent-style-name="Default" style:data-style-name="N0">
      <style:table-cell-properties fo:background-color="transparent" style:vertical-align="automatic"/>
    </style:style>
    <style:style style:name="Normal_20_4" style:display-name="Normal 4" style:family="table-cell" style:parent-style-name="Default" style:data-style-name="N0">
      <style:table-cell-properties fo:background-color="transparent" style:vertical-align="automatic"/>
    </style:style>
    <style:style style:name="Normal_20_5" style:display-name="Normal 5" style:family="table-cell" style:parent-style-name="Default" style:data-style-name="N0">
      <style:table-cell-properties fo:background-color="transparent" style:vertical-align="automatic"/>
      <style:text-properties style:font-name="Verdana1" style:font-name-asian="Verdana1" style:font-name-complex="Verdana1"/>
    </style:style>
    <style:style style:name="Notiz" style:family="table-cell" style:parent-style-name="Default" style:data-style-name="N0">
      <style:table-cell-properties fo:background-color="#ffffcc" fo:border="0.002cm solid #c0c0c0" style:vertical-align="automatic"/>
    </style:style>
    <style:style style:name="Result_20_2" style:display-name="Result 2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fo:background-color="transparent" style:vertical-align="automatic"/>
      <style:text-properties style:font-name="Verdana1" fo:font-style="italic" style:text-underline-style="solid" style:text-underline-width="auto" style:text-underline-color="font-color" fo:font-weight="bold" style:font-name-asian="Verdana1" style:font-style-asian="italic" style:font-weight-asian="bold" style:font-name-complex="Verdana1" style:font-style-complex="italic" style:font-weight-complex="bold"/>
    </style:style>
    <style:style style:name="Result_20_4" style:display-name="Result 4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_20_5" style:display-name="Result 5" style:family="table-cell" style:parent-style-name="Default" style:data-style-name="N0">
      <style:table-cell-properties fo:background-color="transparent" style:vertical-align="automatic"/>
      <style:text-properties style:font-name="Verdana1" fo:font-style="italic" style:text-underline-style="solid" style:text-underline-width="auto" style:text-underline-color="font-color" fo:font-weight="bold" style:font-name-asian="Verdana1" style:font-style-asian="italic" style:font-weight-asian="bold" style:font-name-complex="Verdana1" style:font-style-complex="italic" style:font-weight-complex="bold"/>
    </style:style>
    <style:style style:name="Result2_20_2" style:display-name="Result2 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_20_3" style:display-name="Result2 3" style:family="table-cell" style:parent-style-name="Default" style:data-style-name="N5104">
      <style:table-cell-properties fo:background-color="transparent" style:vertical-align="automatic"/>
      <style:text-properties style:font-name="Verdana1" fo:font-style="italic" style:text-underline-style="solid" style:text-underline-width="auto" style:text-underline-color="font-color" fo:font-weight="bold" style:font-name-asian="Verdana1" style:font-style-asian="italic" style:font-weight-asian="bold" style:font-name-complex="Verdana1" style:font-style-complex="italic" style:font-weight-complex="bold"/>
    </style:style>
    <style:style style:name="Result2_20_4" style:display-name="Result2 4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_20_5" style:display-name="Result2 5" style:family="table-cell" style:parent-style-name="Default" style:data-style-name="N5104">
      <style:table-cell-properties fo:background-color="transparent" style:vertical-align="automatic"/>
      <style:text-properties style:font-name="Verdana1" fo:font-style="italic" style:text-underline-style="solid" style:text-underline-width="auto" style:text-underline-color="font-color" fo:font-weight="bold" style:font-name-asian="Verdana1" style:font-style-asian="italic" style:font-weight-asian="bold" style:font-name-complex="Verdana1" style:font-style-complex="italic" style:font-weight-complex="bold"/>
    </style:style>
    <style:style style:name="Schlecht" style:family="table-cell" style:parent-style-name="Default" style:data-style-name="N0">
      <style:table-cell-properties fo:background-color="#ff99cc" style:vertical-align="automatic"/>
      <style:text-properties fo:color="#f20884" style:font-name="Calibri" style:font-name-asian="Calibri" style:font-name-complex="Calibri"/>
    </style:style>
    <style:style style:name="Überschrift" style:family="table-cell" style:parent-style-name="Default" style:data-style-name="N0">
      <style:table-cell-properties fo:background-color="transparent" style:vertical-align="automatic"/>
      <style:text-properties fo:color="#333399" style:font-name="Cambria" fo:font-size="18pt" fo:font-weight="bold" style:font-name-asian="Cambria" style:font-size-asian="18pt" style:font-weight-asian="bold" style:font-name-complex="Cambria" style:font-size-complex="18pt" style:font-weight-complex="bold"/>
    </style:style>
    <style:style style:name="Überschrift_20_1" style:display-name="Überschrift 1" style:family="table-cell" style:parent-style-name="Default" style:data-style-name="N0">
      <style:table-cell-properties fo:border-bottom="0.002cm solid #33cccc" fo:background-color="transparent" fo:border-left="none" fo:border-right="none" fo:border-top="none" style:vertical-align="automatic"/>
      <style:text-properties fo:color="#333399" style:font-name="Calibri" fo:font-size="15pt" fo:font-weight="bold" style:font-name-asian="Calibri" style:font-size-asian="15pt" style:font-weight-asian="bold" style:font-name-complex="Calibri" style:font-size-complex="15pt" style:font-weight-complex="bold"/>
    </style:style>
    <style:style style:name="Überschrift_20_2" style:display-name="Überschrift 2" style:family="table-cell" style:parent-style-name="Default" style:data-style-name="N0">
      <style:table-cell-properties fo:border-bottom="0.002cm solid #c0c0c0" fo:background-color="transparent" fo:border-left="none" fo:border-right="none" fo:border-top="none" style:vertical-align="automatic"/>
      <style:text-properties fo:color="#333399" style:font-name="Calibri" fo:font-size="13pt" fo:font-weight="bold" style:font-name-asian="Calibri" style:font-size-asian="13pt" style:font-weight-asian="bold" style:font-name-complex="Calibri" style:font-size-complex="13pt" style:font-weight-complex="bold"/>
    </style:style>
    <style:style style:name="Überschrift_20_3" style:display-name="Überschrift 3" style:family="table-cell" style:parent-style-name="Default" style:data-style-name="N0">
      <style:table-cell-properties fo:border-bottom="0.002cm solid #33cccc" fo:background-color="transparent" fo:border-left="none" fo:border-right="none" fo:border-top="none" style:vertical-align="automatic"/>
      <style:text-properties fo:color="#333399" style:font-name="Calibri" fo:font-weight="bold" style:font-name-asian="Calibri" style:font-weight-asian="bold" style:font-name-complex="Calibri" style:font-weight-complex="bold"/>
    </style:style>
    <style:style style:name="Überschrift_20_4" style:display-name="Überschrift 4" style:family="table-cell" style:parent-style-name="Default" style:data-style-name="N0">
      <style:table-cell-properties fo:background-color="transparent" style:vertical-align="automatic"/>
      <style:text-properties fo:color="#333399" style:font-name="Calibri" fo:font-weight="bold" style:font-name-asian="Calibri" style:font-weight-asian="bold" style:font-name-complex="Calibri" style:font-weight-complex="bold"/>
    </style:style>
    <style:style style:name="Verknüpfte_20_Zelle" style:display-name="Verknüpfte Zelle" style:family="table-cell" style:parent-style-name="Default" style:data-style-name="N0">
      <style:table-cell-properties fo:border-bottom="0.039cm double #ff9900" style:border-line-width-bottom="0.002cm 0.035cm 0.002cm" fo:background-color="transparent" fo:border-left="none" fo:border-right="none" fo:border-top="none" style:vertical-align="automatic"/>
      <style:text-properties fo:color="#ff9900" style:font-name="Calibri" style:font-name-asian="Calibri" style:font-name-complex="Calibri"/>
    </style:style>
    <style:style style:name="Warnender_20_Text" style:display-name="Warnender Text" style:family="table-cell" style:parent-style-name="Default" style:data-style-name="N0">
      <style:table-cell-properties fo:background-color="transparent" style:vertical-align="automatic"/>
      <style:text-properties fo:color="#dd0806" style:font-name="Calibri" style:font-name-asian="Calibri" style:font-name-complex="Calibri"/>
    </style:style>
    <style:style style:name="Zelle_20_überprüfen" style:display-name="Zelle überprüfen" style:family="table-cell" style:parent-style-name="Default" style:data-style-name="N0">
      <style:table-cell-properties fo:background-color="#969696" fo:border="0.039cm double #333333" style:border-line-width="0.002cm 0.035cm 0.002cm" style:vertical-align="automatic"/>
      <style:text-properties fo:color="#ffffff" style:font-name="Calibri" fo:font-weight="bold" style:font-name-asian="Calibri" style:font-weight-asian="bold" style:font-name-complex="Calibri" style:font-weight-complex="bold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ltr" style:first-page-number="continue" style:scale-to="100%" style:print="charts drawings objects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1">11/08/2015</text:date>, <text:time>08:20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Unix OpenOffice.org_project/330m20$Build-9567</meta:generator>
    <meta:initial-creator>Oriol Bausà</meta:initial-creator>
    <dc:creator>Oriol Bausà</dc:creator>
    <meta:creation-date>2008-12-08T14:00:31Z</meta:creation-date>
    <dc:date>2015-08-11T08:20:37</dc:date>
    <meta:editing-cycles>241</meta:editing-cycles>
    <meta:editing-duration>P14DT9H51M32S</meta:editing-duration>
    <meta:document-statistic meta:table-count="4" meta:cell-count="784" meta:object-count="0"/>
  </office:meta>
</office:document-meta>
</file>